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4598in"/>
    </style:style>
    <style:style style:name="co2" style:family="table-column">
      <style:table-column-properties fo:break-before="auto" style:column-width="0.2673in"/>
    </style:style>
    <style:style style:name="co3" style:family="table-column">
      <style:table-column-properties fo:break-before="auto" style:column-width="0.2783in"/>
    </style:style>
    <style:style style:name="co4" style:family="table-column">
      <style:table-column-properties fo:break-before="auto" style:column-width="0.7075in"/>
    </style:style>
    <style:style style:name="co5" style:family="table-column">
      <style:table-column-properties fo:break-before="auto" style:column-width="1.500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006600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eeeee"/>
    </style:style>
    <style:style style:name="ce3" style:family="table-cell" style:parent-style-name="Default">
      <style:table-cell-properties fo:background-color="#7e0021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dddddd"/>
    </style:style>
    <style:style style:name="ce6" style:family="table-cell" style:parent-style-name="Default">
      <style:table-cell-properties fo:background-color="#cccccc"/>
      <style:text-properties fo:color="#ffffff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transparent"/>
      <style:text-properties fo:color="#fffff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7e0021"/>
    </style:style>
    <style:style style:name="ce10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12" style:family="table-cell" style:parent-style-name="Default">
      <style:table-cell-properties fo:background-color="#7e0021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1">
      <style:table-cell-properties fo:background-color="#7e0021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7e0021" style:text-align-source="fix" style:repeat-content="false"/>
      <style:paragraph-properties fo:text-align="center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11">
      <style:table-cell-properties fo:background-color="#eeeeee"/>
      <style:text-properties fo:color="#000000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1">
      <style:table-cell-properties fo:background-color="#7e0021"/>
      <style:text-properties fo:font-weight="bold" style:font-weight-asian="bold" style:font-weight-complex="bold"/>
    </style:style>
    <style:style style:name="ce17" style:family="table-cell" style:parent-style-name="Default" style:data-style-name="N2">
      <style:table-cell-properties fo:background-color="#eeeeee"/>
      <style:text-properties fo:color="#000000"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10" office:value-type="string" calcext:value-type="string">
            <text:p>Correct</text:p>
          </table:table-cell>
          <table:table-cell table:style-name="ce9" table:number-columns-repeated="8"/>
          <table:table-cell/>
          <table:table-cell office:value-type="string" calcext:value-type="string">
            <text:p>#test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I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K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11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Constructor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E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Field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I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Method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E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NestedClazz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I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ModifierClazzNestedIfazeAccessDecreas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F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J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I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Gener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E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G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H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J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I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J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E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F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G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H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J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F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I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J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G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H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J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ConstructorParamWiden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H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J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H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J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H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J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H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J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Narrow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F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H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J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F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H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J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I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J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Field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E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G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H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I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J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G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I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J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Gener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E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F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G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H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I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J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E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F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G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H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I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J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E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G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H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I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J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E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G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H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I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J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E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F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G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H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I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J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ParamWiden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E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F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G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H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I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J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E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F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G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H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I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J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E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F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G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H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I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J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E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F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G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H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I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J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Narrow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E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F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G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H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I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J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E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F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G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H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I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J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E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F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G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H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I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J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ClazzMethodReturnType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E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F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G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H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I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J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E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G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H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I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J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E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G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H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I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J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K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Specializatio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E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G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H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I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J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Unboxing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E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G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H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I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J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K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ConstantWidenin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E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F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G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H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I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J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E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F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G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H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I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J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E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F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G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H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I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J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F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G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H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I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F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G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H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I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F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G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H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I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Un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F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G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H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I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Param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F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G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H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I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F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G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H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I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Gener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F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G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H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I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Mut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F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G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H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I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Narrow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F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G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H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I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J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Specializatio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F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G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H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I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J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Unbox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F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G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H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I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J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TypeIfazeMethodReturnTypeWidening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F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G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H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I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J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E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F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G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H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I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J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E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F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G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H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I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J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E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F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G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H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I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J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E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F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G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H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I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J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K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CheckedToTryCatch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E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F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G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H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I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J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hrowUnchecked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E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I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J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K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ClazzMethodTryCatchToThrowChecke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E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F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G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I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K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E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F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G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H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I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J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K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E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F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G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H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I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J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E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F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G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H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I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J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K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E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F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G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H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I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J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K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E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F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G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H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I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J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Constructor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E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F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G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H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I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J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K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E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F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G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H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I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J69] = 1; IF(OR([.$B69] = 0; [.$C69] = 0); &quot;true&quot;; &quot;false&quot;);  IF(AND([.$B69] = 1; [.$C69] = 1); &quot;true&quot;;&quot;false&quot;))" office:value-type="string" office:string-value="false" calcext:value-type="string">
            <text:p>false</text:p>
          </table:table-cell>
          <table:table-cell table:style-name="ce11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E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F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G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H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I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J70] = 1; IF(OR([.$B70] = 0; [.$C70] = 0); &quot;true&quot;; &quot;false&quot;);  IF(AND([.$B70] = 1; [.$C70] = 1); &quot;true&quot;;&quot;false&quot;))" office:value-type="string" office:string-value="false" calcext:value-type="string">
            <text:p>false</text:p>
          </table:table-cell>
          <table:table-cell table:style-name="ce11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E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F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G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H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I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J71] = 1; IF(OR([.$B71] = 0; [.$C71] = 0); &quot;true&quot;; &quot;false&quot;);  IF(AND([.$B71] = 1; [.$C71] = 1); &quot;true&quot;;&quot;false&quot;))" office:value-type="string" office:string-value="false" calcext:value-type="string">
            <text:p>false</text:p>
          </table:table-cell>
          <table:table-cell table:style-name="ce11" table:formula="of:= IF([.K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style-name="ce11" table:formula="of:= IF([.L71] = 1; IF(OR([.$B71] = 0; [.$C71] = 0); &quot;true&quot;; &quot;false&quot;);  IF(AND([.$B71] = 1; [.$C7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E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F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G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H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I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J72] = 1; IF(OR([.$B72] = 0; [.$C72] = 0); &quot;true&quot;; &quot;false&quot;);  IF(AND([.$B72] = 1; [.$C72] = 1); &quot;true&quot;;&quot;false&quot;))" office:value-type="string" office:string-value="false" calcext:value-type="string">
            <text:p>false</text:p>
          </table:table-cell>
          <table:table-cell table:style-name="ce11" table:formula="of:= IF([.K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style-name="ce11" table:formula="of:= IF([.L72] = 1; IF(OR([.$B72] = 0; [.$C72] = 0); &quot;true&quot;; &quot;false&quot;);  IF(AND([.$B72] = 1; [.$C7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E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F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G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H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I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J73] = 1; IF(OR([.$B73] = 0; [.$C73] = 0); &quot;true&quot;; &quot;false&quot;);  IF(AND([.$B73] = 1; [.$C73] = 1); &quot;true&quot;;&quot;false&quot;))" office:value-type="string" office:string-value="false" calcext:value-type="string">
            <text:p>false</text:p>
          </table:table-cell>
          <table:table-cell table:style-name="ce11" table:formula="of:= IF([.K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style-name="ce11" table:formula="of:= IF([.L73] = 1; IF(OR([.$B73] = 0; [.$C73] = 0); &quot;true&quot;; &quot;false&quot;);  IF(AND([.$B73] = 1; [.$C7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Method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E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F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G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H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I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J74] = 1; IF(OR([.$B74] = 0; [.$C74] = 0); &quot;true&quot;; &quot;false&quot;);  IF(AND([.$B74] = 1; [.$C74] = 1); &quot;true&quot;;&quot;false&quot;))" office:value-type="string" office:string-value="false" calcext:value-type="string">
            <text:p>false</text:p>
          </table:table-cell>
          <table:table-cell table:style-name="ce11" table:formula="of:= IF([.K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style-name="ce11" table:formula="of:= IF([.L74] = 1; IF(OR([.$B74] = 0; [.$C74] = 0); &quot;true&quot;; &quot;false&quot;);  IF(AND([.$B74] = 1; [.$C7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E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F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G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H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I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J75] = 1; IF(OR([.$B75] = 0; [.$C75] = 0); &quot;true&quot;; &quot;false&quot;);  IF(AND([.$B75] = 1; [.$C75] = 1); &quot;true&quot;;&quot;false&quot;))" office:value-type="string" office:string-value="false" calcext:value-type="string">
            <text:p>false</text:p>
          </table:table-cell>
          <table:table-cell table:style-name="ce11" table:formula="of:= IF([.K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style-name="ce11" table:formula="of:= IF([.L75] = 1; IF(OR([.$B75] = 0; [.$C75] = 0); &quot;true&quot;; &quot;false&quot;);  IF(AND([.$B75] = 1; [.$C7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E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F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G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H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I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J76] = 1; IF(OR([.$B76] = 0; [.$C76] = 0); &quot;true&quot;; &quot;false&quot;);  IF(AND([.$B76] = 1; [.$C76] = 1); &quot;true&quot;;&quot;false&quot;))" office:value-type="string" office:string-value="false" calcext:value-type="string">
            <text:p>false</text:p>
          </table:table-cell>
          <table:table-cell table:style-name="ce11" table:formula="of:= IF([.K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style-name="ce11" table:formula="of:= IF([.L76] = 1; IF(OR([.$B76] = 0; [.$C76] = 0); &quot;true&quot;; &quot;false&quot;);  IF(AND([.$B76] = 1; [.$C7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E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F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G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H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I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J77] = 1; IF(OR([.$B77] = 0; [.$C77] = 0); &quot;true&quot;; &quot;false&quot;);  IF(AND([.$B77] = 1; [.$C77] = 1); &quot;true&quot;;&quot;false&quot;))" office:value-type="string" office:string-value="false" calcext:value-type="string">
            <text:p>false</text:p>
          </table:table-cell>
          <table:table-cell table:style-name="ce11" table:formula="of:= IF([.K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style-name="ce11" table:formula="of:= IF([.L77] = 1; IF(OR([.$B77] = 0; [.$C77] = 0); &quot;true&quot;; &quot;false&quot;);  IF(AND([.$B77] = 1; [.$C7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E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F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G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H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I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J78] = 1; IF(OR([.$B78] = 0; [.$C78] = 0); &quot;true&quot;; &quot;false&quot;);  IF(AND([.$B78] = 1; [.$C78] = 1); &quot;true&quot;;&quot;false&quot;))" office:value-type="string" office:string-value="false" calcext:value-type="string">
            <text:p>false</text:p>
          </table:table-cell>
          <table:table-cell table:style-name="ce11" table:formula="of:= IF([.K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style-name="ce11" table:formula="of:= IF([.L78] = 1; IF(OR([.$B78] = 0; [.$C78] = 0); &quot;true&quot;; &quot;false&quot;);  IF(AND([.$B78] = 1; [.$C7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E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F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G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H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I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J79] = 1; IF(OR([.$B79] = 0; [.$C79] = 0); &quot;true&quot;; &quot;false&quot;);  IF(AND([.$B79] = 1; [.$C79] = 1); &quot;true&quot;;&quot;false&quot;))" office:value-type="string" office:string-value="false" calcext:value-type="string">
            <text:p>false</text:p>
          </table:table-cell>
          <table:table-cell table:style-name="ce11" table:formula="of:= IF([.K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style-name="ce11" table:formula="of:= IF([.L79] = 1; IF(OR([.$B79] = 0; [.$C79] = 0); &quot;true&quot;; &quot;false&quot;);  IF(AND([.$B79] = 1; [.$C7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Clazz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E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F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G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H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I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J80] = 1; IF(OR([.$B80] = 0; [.$C80] = 0); &quot;true&quot;; &quot;false&quot;);  IF(AND([.$B80] = 1; [.$C80] = 1); &quot;true&quot;;&quot;false&quot;))" office:value-type="string" office:string-value="false" calcext:value-type="string">
            <text:p>false</text:p>
          </table:table-cell>
          <table:table-cell table:style-name="ce11" table:formula="of:= IF([.K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style-name="ce11" table:formula="of:= IF([.L80] = 1; IF(OR([.$B80] = 0; [.$C80] = 0); &quot;true&quot;; &quot;false&quot;);  IF(AND([.$B80] = 1; [.$C8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E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F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G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H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I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J81] = 1; IF(OR([.$B81] = 0; [.$C81] = 0); &quot;true&quot;; &quot;false&quot;);  IF(AND([.$B81] = 1; [.$C81] = 1); &quot;true&quot;;&quot;false&quot;))" office:value-type="string" office:string-value="false" calcext:value-type="string">
            <text:p>false</text:p>
          </table:table-cell>
          <table:table-cell table:style-name="ce11" table:formula="of:= IF([.K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style-name="ce11" table:formula="of:= IF([.L81] = 1; IF(OR([.$B81] = 0; [.$C81] = 0); &quot;true&quot;; &quot;false&quot;);  IF(AND([.$B81] = 1; [.$C8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E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F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G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H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I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11" table:formula="of:= IF([.J82] = 1; IF(OR([.$B82] = 0; [.$C82] = 0); &quot;true&quot;; &quot;false&quot;);  IF(AND([.$B82] = 1; [.$C82] = 1); &quot;true&quot;;&quot;false&quot;))" office:value-type="string" office:string-value="false" calcext:value-type="string">
            <text:p>false</text:p>
          </table:table-cell>
          <table:table-cell table:style-name="ce11" table:formula="of:= IF([.K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style-name="ce11" table:formula="of:= IF([.L82] = 1; IF(OR([.$B82] = 0; [.$C82] = 0); &quot;true&quot;; &quot;false&quot;);  IF(AND([.$B82] = 1; [.$C8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E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F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G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H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I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J83] = 1; IF(OR([.$B83] = 0; [.$C83] = 0); &quot;true&quot;; &quot;false&quot;);  IF(AND([.$B83] = 1; [.$C83] = 1); &quot;true&quot;;&quot;false&quot;))" office:value-type="string" office:string-value="false" calcext:value-type="string">
            <text:p>false</text:p>
          </table:table-cell>
          <table:table-cell table:style-name="ce11" table:formula="of:= IF([.K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style-name="ce11" table:formula="of:= IF([.L83] = 1; IF(OR([.$B83] = 0; [.$C83] = 0); &quot;true&quot;; &quot;false&quot;);  IF(AND([.$B83] = 1; [.$C8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E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F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G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H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I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J84] = 1; IF(OR([.$B84] = 0; [.$C84] = 0); &quot;true&quot;; &quot;false&quot;);  IF(AND([.$B84] = 1; [.$C84] = 1); &quot;true&quot;;&quot;false&quot;))" office:value-type="string" office:string-value="false" calcext:value-type="string">
            <text:p>false</text:p>
          </table:table-cell>
          <table:table-cell table:style-name="ce11" table:formula="of:= IF([.K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style-name="ce11" table:formula="of:= IF([.L84] = 1; IF(OR([.$B84] = 0; [.$C84] = 0); &quot;true&quot;; &quot;false&quot;);  IF(AND([.$B84] = 1; [.$C8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E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F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G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H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I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J85] = 1; IF(OR([.$B85] = 0; [.$C85] = 0); &quot;true&quot;; &quot;false&quot;);  IF(AND([.$B85] = 1; [.$C85] = 1); &quot;true&quot;;&quot;false&quot;))" office:value-type="string" office:string-value="false" calcext:value-type="string">
            <text:p>false</text:p>
          </table:table-cell>
          <table:table-cell table:style-name="ce11" table:formula="of:= IF([.K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style-name="ce11" table:formula="of:= IF([.L85] = 1; IF(OR([.$B85] = 0; [.$C85] = 0); &quot;true&quot;; &quot;false&quot;);  IF(AND([.$B85] = 1; [.$C8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E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F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G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H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I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J86] = 1; IF(OR([.$B86] = 0; [.$C86] = 0); &quot;true&quot;; &quot;false&quot;);  IF(AND([.$B86] = 1; [.$C86] = 1); &quot;true&quot;;&quot;false&quot;))" office:value-type="string" office:string-value="false" calcext:value-type="string">
            <text:p>false</text:p>
          </table:table-cell>
          <table:table-cell table:style-name="ce11" table:formula="of:= IF([.K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style-name="ce11" table:formula="of:= IF([.L86] = 1; IF(OR([.$B86] = 0; [.$C86] = 0); &quot;true&quot;; &quot;false&quot;);  IF(AND([.$B86] = 1; [.$C8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E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F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G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H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I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J87] = 1; IF(OR([.$B87] = 0; [.$C87] = 0); &quot;true&quot;; &quot;false&quot;);  IF(AND([.$B87] = 1; [.$C87] = 1); &quot;true&quot;;&quot;false&quot;))" office:value-type="string" office:string-value="false" calcext:value-type="string">
            <text:p>false</text:p>
          </table:table-cell>
          <table:table-cell table:style-name="ce11" table:formula="of:= IF([.K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style-name="ce11" table:formula="of:= IF([.L87] = 1; IF(OR([.$B87] = 0; [.$C87] = 0); &quot;true&quot;; &quot;false&quot;);  IF(AND([.$B87] = 1; [.$C8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E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F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G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H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I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J88] = 1; IF(OR([.$B88] = 0; [.$C88] = 0); &quot;true&quot;; &quot;false&quot;);  IF(AND([.$B88] = 1; [.$C88] = 1); &quot;true&quot;;&quot;false&quot;))" office:value-type="string" office:string-value="false" calcext:value-type="string">
            <text:p>false</text:p>
          </table:table-cell>
          <table:table-cell table:style-name="ce11" table:formula="of:= IF([.K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style-name="ce11" table:formula="of:= IF([.L88] = 1; IF(OR([.$B88] = 0; [.$C88] = 0); &quot;true&quot;; &quot;false&quot;);  IF(AND([.$B88] = 1; [.$C8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E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F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G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H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I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11" table:formula="of:= IF([.J89] = 1; IF(OR([.$B89] = 0; [.$C89] = 0); &quot;true&quot;; &quot;false&quot;);  IF(AND([.$B89] = 1; [.$C89] = 1); &quot;true&quot;;&quot;false&quot;))" office:value-type="string" office:string-value="false" calcext:value-type="string">
            <text:p>false</text:p>
          </table:table-cell>
          <table:table-cell table:style-name="ce11" table:formula="of:= IF([.K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style-name="ce11" table:formula="of:= IF([.L89] = 1; IF(OR([.$B89] = 0; [.$C89] = 0); &quot;true&quot;; &quot;false&quot;);  IF(AND([.$B89] = 1; [.$C8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Method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E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F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G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H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I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11" table:formula="of:= IF([.J90] = 1; IF(OR([.$B90] = 0; [.$C90] = 0); &quot;true&quot;; &quot;false&quot;);  IF(AND([.$B90] = 1; [.$C90] = 1); &quot;true&quot;;&quot;false&quot;))" office:value-type="string" office:string-value="false" calcext:value-type="string">
            <text:p>false</text:p>
          </table:table-cell>
          <table:table-cell table:style-name="ce11" table:formula="of:= IF([.K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style-name="ce11" table:formula="of:= IF([.L90] = 1; IF(OR([.$B90] = 0; [.$C90] = 0); &quot;true&quot;; &quot;false&quot;);  IF(AND([.$B90] = 1; [.$C9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E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F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G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H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I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11" table:formula="of:= IF([.J91] = 1; IF(OR([.$B91] = 0; [.$C91] = 0); &quot;true&quot;; &quot;false&quot;);  IF(AND([.$B91] = 1; [.$C91] = 1); &quot;true&quot;;&quot;false&quot;))" office:value-type="string" office:string-value="false" calcext:value-type="string">
            <text:p>false</text:p>
          </table:table-cell>
          <table:table-cell table:style-name="ce11" table:formula="of:= IF([.K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style-name="ce11" table:formula="of:= IF([.L91] = 1; IF(OR([.$B91] = 0; [.$C91] = 0); &quot;true&quot;; &quot;false&quot;);  IF(AND([.$B91] = 1; [.$C9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Add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E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F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G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H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I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11" table:formula="of:= IF([.J92] = 1; IF(OR([.$B92] = 0; [.$C92] = 0); &quot;true&quot;; &quot;false&quot;);  IF(AND([.$B92] = 1; [.$C92] = 1); &quot;true&quot;;&quot;false&quot;))" office:value-type="string" office:string-value="false" calcext:value-type="string">
            <text:p>false</text:p>
          </table:table-cell>
          <table:table-cell table:style-name="ce11" table:formula="of:= IF([.K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style-name="ce11" table:formula="of:= IF([.L92] = 1; IF(OR([.$B92] = 0; [.$C92] = 0); &quot;true&quot;; &quot;false&quot;);  IF(AND([.$B92] = 1; [.$C9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E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F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G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H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I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11" table:formula="of:= IF([.J93] = 1; IF(OR([.$B93] = 0; [.$C93] = 0); &quot;true&quot;; &quot;false&quot;);  IF(AND([.$B93] = 1; [.$C93] = 1); &quot;true&quot;;&quot;false&quot;))" office:value-type="string" office:string-value="false" calcext:value-type="string">
            <text:p>false</text:p>
          </table:table-cell>
          <table:table-cell table:style-name="ce11" table:formula="of:= IF([.K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style-name="ce11" table:formula="of:= IF([.L93] = 1; IF(OR([.$B93] = 0; [.$C93] = 0); &quot;true&quot;; &quot;false&quot;);  IF(AND([.$B93] = 1; [.$C9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E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F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G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H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I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11" table:formula="of:= IF([.J94] = 1; IF(OR([.$B94] = 0; [.$C94] = 0); &quot;true&quot;; &quot;false&quot;);  IF(AND([.$B94] = 1; [.$C94] = 1); &quot;true&quot;;&quot;false&quot;))" office:value-type="string" office:string-value="false" calcext:value-type="string">
            <text:p>false</text:p>
          </table:table-cell>
          <table:table-cell table:style-name="ce11" table:formula="of:= IF([.K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style-name="ce11" table:formula="of:= IF([.L94] = 1; IF(OR([.$B94] = 0; [.$C94] = 0); &quot;true&quot;; &quot;false&quot;);  IF(AND([.$B94] = 1; [.$C9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E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F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G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H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I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11" table:formula="of:= IF([.J95] = 1; IF(OR([.$B95] = 0; [.$C95] = 0); &quot;true&quot;; &quot;false&quot;);  IF(AND([.$B95] = 1; [.$C95] = 1); &quot;true&quot;;&quot;false&quot;))" office:value-type="string" office:string-value="false" calcext:value-type="string">
            <text:p>false</text:p>
          </table:table-cell>
          <table:table-cell table:style-name="ce11" table:formula="of:= IF([.K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style-name="ce11" table:formula="of:= IF([.L95] = 1; IF(OR([.$B95] = 0; [.$C95] = 0); &quot;true&quot;; &quot;false&quot;);  IF(AND([.$B95] = 1; [.$C9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IfazeTypeDeleteSecon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E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F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G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H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I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11" table:formula="of:= IF([.J96] = 1; IF(OR([.$B96] = 0; [.$C96] = 0); &quot;true&quot;; &quot;false&quot;);  IF(AND([.$B96] = 1; [.$C96] = 1); &quot;true&quot;;&quot;false&quot;))" office:value-type="string" office:string-value="false" calcext:value-type="string">
            <text:p>false</text:p>
          </table:table-cell>
          <table:table-cell table:style-name="ce11" table:formula="of:= IF([.K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style-name="ce11" table:formula="of:= IF([.L96] = 1; IF(OR([.$B96] = 0; [.$C96] = 0); &quot;true&quot;; &quot;false&quot;);  IF(AND([.$B96] = 1; [.$C9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E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F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G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H97] = 1; IF(OR([.$B97] = 0; [.$C97] = 0); &quot;true&quot;; &quot;false&quot;);  IF(AND([.$B97] = 1; [.$C97] = 1); &quot;true&quot;;&quot;false&quot;))" office:value-type="string" office:string-value="false" calcext:value-type="string">
            <text:p>false</text:p>
          </table:table-cell>
          <table:table-cell table:style-name="ce11" table:formula="of:= IF([.I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J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K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style-name="ce11" table:formula="of:= IF([.L97] = 1; IF(OR([.$B97] = 0; [.$C97] = 0); &quot;true&quot;; &quot;false&quot;);  IF(AND([.$B97] = 1; [.$C9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E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F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G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H98] = 1; IF(OR([.$B98] = 0; [.$C98] = 0); &quot;true&quot;; &quot;false&quot;);  IF(AND([.$B98] = 1; [.$C98] = 1); &quot;true&quot;;&quot;false&quot;))" office:value-type="string" office:string-value="false" calcext:value-type="string">
            <text:p>false</text:p>
          </table:table-cell>
          <table:table-cell table:style-name="ce11" table:formula="of:= IF([.I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J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K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style-name="ce11" table:formula="of:= IF([.L98] = 1; IF(OR([.$B98] = 0; [.$C98] = 0); &quot;true&quot;; &quot;false&quot;);  IF(AND([.$B98] = 1; [.$C9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E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F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G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H99] = 1; IF(OR([.$B99] = 0; [.$C99] = 0); &quot;true&quot;; &quot;false&quot;);  IF(AND([.$B99] = 1; [.$C99] = 1); &quot;true&quot;;&quot;false&quot;))" office:value-type="string" office:string-value="false" calcext:value-type="string">
            <text:p>false</text:p>
          </table:table-cell>
          <table:table-cell table:style-name="ce11" table:formula="of:= IF([.I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J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K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style-name="ce11" table:formula="of:= IF([.L99] = 1; IF(OR([.$B99] = 0; [.$C99] = 0); &quot;true&quot;; &quot;false&quot;);  IF(AND([.$B99] = 1; [.$C9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E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F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G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H100] = 1; IF(OR([.$B100] = 0; [.$C100] = 0); &quot;true&quot;; &quot;false&quot;);  IF(AND([.$B100] = 1; [.$C100] = 1); &quot;true&quot;;&quot;false&quot;))" office:value-type="string" office:string-value="false" calcext:value-type="string">
            <text:p>false</text:p>
          </table:table-cell>
          <table:table-cell table:style-name="ce11" table:formula="of:= IF([.I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J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K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style-name="ce11" table:formula="of:= IF([.L100] = 1; IF(OR([.$B100] = 0; [.$C100] = 0); &quot;true&quot;; &quot;false&quot;);  IF(AND([.$B100] = 1; [.$C10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LowerBoundsToUpp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E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F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G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H101] = 1; IF(OR([.$B101] = 0; [.$C101] = 0); &quot;true&quot;; &quot;false&quot;);  IF(AND([.$B101] = 1; [.$C101] = 1); &quot;true&quot;;&quot;false&quot;))" office:value-type="string" office:string-value="false" calcext:value-type="string">
            <text:p>false</text:p>
          </table:table-cell>
          <table:table-cell table:style-name="ce11" table:formula="of:= IF([.I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J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K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style-name="ce11" table:formula="of:= IF([.L101] = 1; IF(OR([.$B101] = 0; [.$C101] = 0); &quot;true&quot;; &quot;false&quot;);  IF(AND([.$B101] = 1; [.$C10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E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F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G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H102] = 1; IF(OR([.$B102] = 0; [.$C102] = 0); &quot;true&quot;; &quot;false&quot;);  IF(AND([.$B102] = 1; [.$C102] = 1); &quot;true&quot;;&quot;false&quot;))" office:value-type="string" office:string-value="false" calcext:value-type="string">
            <text:p>false</text:p>
          </table:table-cell>
          <table:table-cell table:style-name="ce11" table:formula="of:= IF([.I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J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K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style-name="ce11" table:formula="of:= IF([.L102] = 1; IF(OR([.$B102] = 0; [.$C102] = 0); &quot;true&quot;; &quot;false&quot;);  IF(AND([.$B102] = 1; [.$C10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E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F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G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H103] = 1; IF(OR([.$B103] = 0; [.$C103] = 0); &quot;true&quot;; &quot;false&quot;);  IF(AND([.$B103] = 1; [.$C103] = 1); &quot;true&quot;;&quot;false&quot;))" office:value-type="string" office:string-value="false" calcext:value-type="string">
            <text:p>false</text:p>
          </table:table-cell>
          <table:table-cell table:style-name="ce11" table:formula="of:= IF([.I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J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K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style-name="ce11" table:formula="of:= IF([.L103] = 1; IF(OR([.$B103] = 0; [.$C103] = 0); &quot;true&quot;; &quot;false&quot;);  IF(AND([.$B103] = 1; [.$C10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E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F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G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H104] = 1; IF(OR([.$B104] = 0; [.$C104] = 0); &quot;true&quot;; &quot;false&quot;);  IF(AND([.$B104] = 1; [.$C104] = 1); &quot;true&quot;;&quot;false&quot;))" office:value-type="string" office:string-value="false" calcext:value-type="string">
            <text:p>false</text:p>
          </table:table-cell>
          <table:table-cell table:style-name="ce11" table:formula="of:= IF([.I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J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K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style-name="ce11" table:formula="of:= IF([.L104] = 1; IF(OR([.$B104] = 0; [.$C104] = 0); &quot;true&quot;; &quot;false&quot;);  IF(AND([.$B104] = 1; [.$C10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ConstructorParamUpperBoundsToLow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E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F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G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H105] = 1; IF(OR([.$B105] = 0; [.$C105] = 0); &quot;true&quot;; &quot;false&quot;);  IF(AND([.$B105] = 1; [.$C105] = 1); &quot;true&quot;;&quot;false&quot;))" office:value-type="string" office:string-value="false" calcext:value-type="string">
            <text:p>false</text:p>
          </table:table-cell>
          <table:table-cell table:style-name="ce11" table:formula="of:= IF([.I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J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K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style-name="ce11" table:formula="of:= IF([.L105] = 1; IF(OR([.$B105] = 0; [.$C105] = 0); &quot;true&quot;; &quot;false&quot;);  IF(AND([.$B105] = 1; [.$C10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E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F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G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H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I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J106] = 1; IF(OR([.$B106] = 0; [.$C106] = 0); &quot;true&quot;; &quot;false&quot;);  IF(AND([.$B106] = 1; [.$C106] = 1); &quot;true&quot;;&quot;false&quot;))" office:value-type="string" office:string-value="false" calcext:value-type="string">
            <text:p>false</text:p>
          </table:table-cell>
          <table:table-cell table:style-name="ce11" table:formula="of:= IF([.K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style-name="ce11" table:formula="of:= IF([.L106] = 1; IF(OR([.$B106] = 0; [.$C106] = 0); &quot;true&quot;; &quot;false&quot;);  IF(AND([.$B106] = 1; [.$C10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E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F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G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H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I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J107] = 1; IF(OR([.$B107] = 0; [.$C107] = 0); &quot;true&quot;; &quot;false&quot;);  IF(AND([.$B107] = 1; [.$C107] = 1); &quot;true&quot;;&quot;false&quot;))" office:value-type="string" office:string-value="false" calcext:value-type="string">
            <text:p>false</text:p>
          </table:table-cell>
          <table:table-cell table:style-name="ce11" table:formula="of:= IF([.K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style-name="ce11" table:formula="of:= IF([.L107] = 1; IF(OR([.$B107] = 0; [.$C107] = 0); &quot;true&quot;; &quot;false&quot;);  IF(AND([.$B107] = 1; [.$C10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Gener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E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F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G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H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I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J108] = 1; IF(OR([.$B108] = 0; [.$C108] = 0); &quot;true&quot;; &quot;false&quot;);  IF(AND([.$B108] = 1; [.$C108] = 1); &quot;true&quot;;&quot;false&quot;))" office:value-type="string" office:string-value="false" calcext:value-type="string">
            <text:p>false</text:p>
          </table:table-cell>
          <table:table-cell table:style-name="ce11" table:formula="of:= IF([.K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style-name="ce11" table:formula="of:= IF([.L108] = 1; IF(OR([.$B108] = 0; [.$C108] = 0); &quot;true&quot;; &quot;false&quot;);  IF(AND([.$B108] = 1; [.$C10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E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F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G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H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I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J109] = 1; IF(OR([.$B109] = 0; [.$C109] = 0); &quot;true&quot;; &quot;false&quot;);  IF(AND([.$B109] = 1; [.$C109] = 1); &quot;true&quot;;&quot;false&quot;))" office:value-type="string" office:string-value="false" calcext:value-type="string">
            <text:p>false</text:p>
          </table:table-cell>
          <table:table-cell table:style-name="ce11" table:formula="of:= IF([.K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style-name="ce11" table:formula="of:= IF([.L109] = 1; IF(OR([.$B109] = 0; [.$C109] = 0); &quot;true&quot;; &quot;false&quot;);  IF(AND([.$B109] = 1; [.$C10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LowerBoundsToUpp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E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F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G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H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I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J110] = 1; IF(OR([.$B110] = 0; [.$C110] = 0); &quot;true&quot;; &quot;false&quot;);  IF(AND([.$B110] = 1; [.$C110] = 1); &quot;true&quot;;&quot;false&quot;))" office:value-type="string" office:string-value="false" calcext:value-type="string">
            <text:p>false</text:p>
          </table:table-cell>
          <table:table-cell table:style-name="ce11" table:formula="of:= IF([.K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style-name="ce11" table:formula="of:= IF([.L110] = 1; IF(OR([.$B110] = 0; [.$C110] = 0); &quot;true&quot;; &quot;false&quot;);  IF(AND([.$B110] = 1; [.$C1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Mut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E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F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G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H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I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J111] = 1; IF(OR([.$B111] = 0; [.$C111] = 0); &quot;true&quot;; &quot;false&quot;);  IF(AND([.$B111] = 1; [.$C111] = 1); &quot;true&quot;;&quot;false&quot;))" office:value-type="string" office:string-value="false" calcext:value-type="string">
            <text:p>false</text:p>
          </table:table-cell>
          <table:table-cell table:style-name="ce11" table:formula="of:= IF([.K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style-name="ce11" table:formula="of:= IF([.L111] = 1; IF(OR([.$B111] = 0; [.$C111] = 0); &quot;true&quot;; &quot;false&quot;);  IF(AND([.$B111] = 1; [.$C1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Specialization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E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F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G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H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I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J112] = 1; IF(OR([.$B112] = 0; [.$C112] = 0); &quot;true&quot;; &quot;false&quot;);  IF(AND([.$B112] = 1; [.$C112] = 1); &quot;true&quot;;&quot;false&quot;))" office:value-type="string" office:string-value="false" calcext:value-type="string">
            <text:p>false</text:p>
          </table:table-cell>
          <table:table-cell table:style-name="ce11" table:formula="of:= IF([.K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style-name="ce11" table:formula="of:= IF([.L112] = 1; IF(OR([.$B112] = 0; [.$C112] = 0); &quot;true&quot;; &quot;false&quot;);  IF(AND([.$B112] = 1; [.$C1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WildcardsClazzMethodParamUpperBoundsToLowerBounds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E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F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G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H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I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J113] = 1; IF(OR([.$B113] = 0; [.$C113] = 0); &quot;true&quot;; &quot;false&quot;);  IF(AND([.$B113] = 1; [.$C113] = 1); &quot;true&quot;;&quot;false&quot;))" office:value-type="string" office:string-value="false" calcext:value-type="string">
            <text:p>false</text:p>
          </table:table-cell>
          <table:table-cell table:style-name="ce11" table:formula="of:= IF([.K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style-name="ce11" table:formula="of:= IF([.L113] = 1; IF(OR([.$B113] = 0; [.$C113] = 0); &quot;true&quot;; &quot;false&quot;);  IF(AND([.$B113] = 1; [.$C1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ContractSuperClassS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E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F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G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H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I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J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K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style-name="ce11" table:formula="of:= IF([.L114] = 1; IF(OR([.$B114] = 0; [.$C114] = 0); &quot;true&quot;; &quot;false&quot;);  IF(AND([.$B114] = 1; [.$C1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MethodMovedFromSuperClas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E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F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G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H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I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J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style-name="ce11" table:formula="of:= IF([.K115] = 1; IF(OR([.$B115] = 0; [.$C115] = 0); &quot;true&quot;; &quot;false&quot;);  IF(AND([.$B115] = 1; [.$C115] = 1); &quot;true&quot;;&quot;false&quot;))" office:value-type="string" office:string-value="false" calcext:value-type="string">
            <text:p>false</text:p>
          </table:table-cell>
          <table:table-cell table:style-name="ce11" table:formula="of:= IF([.L115] = 1; IF(OR([.$B115] = 0; [.$C115] = 0); &quot;true&quot;; &quot;false&quot;);  IF(AND([.$B115] = 1; [.$C1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ClazzStopInheri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E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F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G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H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I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J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K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style-name="ce11" table:formula="of:= IF([.L116] = 1; IF(OR([.$B116] = 0; [.$C116] = 0); &quot;true&quot;; &quot;false&quot;);  IF(AND([.$B116] = 1; [.$C1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ContractSuperinterfaceSe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E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F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G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H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I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J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style-name="ce11" table:formula="of:= IF([.K117] = 1; IF(OR([.$B117] = 0; [.$C117] = 0); &quot;true&quot;; &quot;false&quot;);  IF(AND([.$B117] = 1; [.$C117] = 1); &quot;true&quot;;&quot;false&quot;))" office:value-type="string" office:string-value="false" calcext:value-type="string">
            <text:p>false</text:p>
          </table:table-cell>
          <table:table-cell table:style-name="ce11" table:formula="of:= IF([.L117] = 1; IF(OR([.$B117] = 0; [.$C117] = 0); &quot;true&quot;; &quot;false&quot;);  IF(AND([.$B117] = 1; [.$C1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ExpandSuperinterfaceSet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11" table:formula="of:= IF([.E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F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G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H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I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J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style-name="ce11" table:formula="of:= IF([.K118] = 1; IF(OR([.$B118] = 0; [.$C118] = 0); &quot;true&quot;; &quot;false&quot;);  IF(AND([.$B118] = 1; [.$C118] = 1); &quot;true&quot;;&quot;false&quot;))" office:value-type="string" office:string-value="false" calcext:value-type="string">
            <text:p>false</text:p>
          </table:table-cell>
          <table:table-cell table:style-name="ce11" table:formula="of:= IF([.L118] = 1; IF(OR([.$B118] = 0; [.$C118] = 0); &quot;true&quot;; &quot;false&quot;);  IF(AND([.$B118] = 1; [.$C1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StartInheri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E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F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G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H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I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J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style-name="ce11" table:formula="of:= IF([.K119] = 1; IF(OR([.$B119] = 0; [.$C119] = 0); &quot;true&quot;; &quot;false&quot;);  IF(AND([.$B119] = 1; [.$C119] = 1); &quot;true&quot;;&quot;false&quot;))" office:value-type="string" office:string-value="false" calcext:value-type="string">
            <text:p>false</text:p>
          </table:table-cell>
          <table:table-cell table:style-name="ce11" table:formula="of:= IF([.L119] = 1; IF(OR([.$B119] = 0; [.$C119] = 0); &quot;true&quot;; &quot;false&quot;);  IF(AND([.$B119] = 1; [.$C1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IfazeStopInheri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E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F120] = 1; IF(OR([.$B120] = 0; [.$C120] = 0); &quot;true&quot;; &quot;false&quot;);  IF(AND([.$B120] = 1; [.$C120] = 1); &quot;true&quot;;&quot;false&quot;))" office:value-type="string" office:string-value="false" calcext:value-type="string">
            <text:p>false</text:p>
          </table:table-cell>
          <table:table-cell table:style-name="ce11" table:formula="of:= IF([.G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H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I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J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K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style-name="ce11" table:formula="of:= IF([.L120] = 1; IF(OR([.$B120] = 0; [.$C120] = 0); &quot;true&quot;; &quot;false&quot;);  IF(AND([.$B120] = 1; [.$C1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E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F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G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H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I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J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style-name="ce11" table:formula="of:= IF([.K121] = 1; IF(OR([.$B121] = 0; [.$C121] = 0); &quot;true&quot;; &quot;false&quot;);  IF(AND([.$B121] = 1; [.$C121] = 1); &quot;true&quot;;&quot;false&quot;))" office:value-type="string" office:string-value="false" calcext:value-type="string">
            <text:p>false</text:p>
          </table:table-cell>
          <table:table-cell table:style-name="ce11" table:formula="of:= IF([.L121] = 1; IF(OR([.$B121] = 0; [.$C121] = 0); &quot;true&quot;; &quot;false&quot;);  IF(AND([.$B121] = 1; [.$C1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ParamAd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E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F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G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H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I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J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K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style-name="ce11" table:formula="of:= IF([.L122] = 1; IF(OR([.$B122] = 0; [.$C122] = 0); &quot;true&quot;; &quot;false&quot;);  IF(AND([.$B122] = 1; [.$C1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ConstructorParam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E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F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G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H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I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J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K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style-name="ce11" table:formula="of:= IF([.L123] = 1; IF(OR([.$B123] = 0; [.$C123] = 0); &quot;true&quot;; &quot;false&quot;);  IF(AND([.$B123] = 1; [.$C1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FieldConstan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E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F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G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H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I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J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style-name="ce11" table:formula="of:= IF([.K124] = 1; IF(OR([.$B124] = 0; [.$C124] = 0); &quot;true&quot;; &quot;false&quot;);  IF(AND([.$B124] = 1; [.$C124] = 1); &quot;true&quot;;&quot;false&quot;))" office:value-type="string" office:string-value="false" calcext:value-type="string">
            <text:p>false</text:p>
          </table:table-cell>
          <table:table-cell table:style-name="ce11" table:formula="of:= IF([.L124] = 1; IF(OR([.$B124] = 0; [.$C124] = 0); &quot;true&quot;; &quot;false&quot;);  IF(AND([.$B124] = 1; [.$C1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Field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E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F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G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H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I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J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style-name="ce11" table:formula="of:= IF([.K125] = 1; IF(OR([.$B125] = 0; [.$C125] = 0); &quot;true&quot;; &quot;false&quot;);  IF(AND([.$B125] = 1; [.$C125] = 1); &quot;true&quot;;&quot;false&quot;))" office:value-type="string" office:string-value="false" calcext:value-type="string">
            <text:p>false</text:p>
          </table:table-cell>
          <table:table-cell table:style-name="ce11" table:formula="of:= IF([.L125] = 1; IF(OR([.$B125] = 0; [.$C125] = 0); &quot;true&quot;; &quot;false&quot;);  IF(AND([.$B125] = 1; [.$C1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Abstract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E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F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G126] = 1; IF(OR([.$B126] = 0; [.$C126] = 0); &quot;true&quot;; &quot;false&quot;);  IF(AND([.$B126] = 1; [.$C126] = 1); &quot;true&quot;;&quot;false&quot;))" office:value-type="string" office:string-value="false" calcext:value-type="string">
            <text:p>false</text:p>
          </table:table-cell>
          <table:table-cell table:style-name="ce11" table:formula="of:= IF([.H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I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J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K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style-name="ce11" table:formula="of:= IF([.L126] = 1; IF(OR([.$B126] = 0; [.$C126] = 0); &quot;true&quot;; &quot;false&quot;);  IF(AND([.$B126] = 1; [.$C1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Abstrac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E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F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G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H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I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J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style-name="ce11" table:formula="of:= IF([.K127] = 1; IF(OR([.$B127] = 0; [.$C127] = 0); &quot;true&quot;; &quot;false&quot;);  IF(AND([.$B127] = 1; [.$C127] = 1); &quot;true&quot;;&quot;false&quot;))" office:value-type="string" office:string-value="false" calcext:value-type="string">
            <text:p>false</text:p>
          </table:table-cell>
          <table:table-cell table:style-name="ce11" table:formula="of:= IF([.L127] = 1; IF(OR([.$B127] = 0; [.$C127] = 0); &quot;true&quot;; &quot;false&quot;);  IF(AND([.$B127] = 1; [.$C1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E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F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G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H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I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J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style-name="ce11" table:formula="of:= IF([.K128] = 1; IF(OR([.$B128] = 0; [.$C128] = 0); &quot;true&quot;; &quot;false&quot;);  IF(AND([.$B128] = 1; [.$C128] = 1); &quot;true&quot;;&quot;false&quot;))" office:value-type="string" office:string-value="false" calcext:value-type="string">
            <text:p>false</text:p>
          </table:table-cell>
          <table:table-cell table:style-name="ce11" table:formula="of:= IF([.L128] = 1; IF(OR([.$B128] = 0; [.$C128] = 0); &quot;true&quot;; &quot;false&quot;);  IF(AND([.$B128] = 1; [.$C1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ParamAdd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E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F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G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H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I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J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K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style-name="ce11" table:formula="of:= IF([.L129] = 1; IF(OR([.$B129] = 0; [.$C129] = 0); &quot;true&quot;; &quot;false&quot;);  IF(AND([.$B129] = 1; [.$C1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MethodParam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E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F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G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H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I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J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K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style-name="ce11" table:formula="of:= IF([.L130] = 1; IF(OR([.$B130] = 0; [.$C130] = 0); &quot;true&quot;; &quot;false&quot;);  IF(AND([.$B130] = 1; [.$C1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NestedClazz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E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F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G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H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I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J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style-name="ce11" table:formula="of:= IF([.K131] = 1; IF(OR([.$B131] = 0; [.$C131] = 0); &quot;true&quot;; &quot;false&quot;);  IF(AND([.$B131] = 1; [.$C131] = 1); &quot;true&quot;;&quot;false&quot;))" office:value-type="string" office:string-value="false" calcext:value-type="string">
            <text:p>false</text:p>
          </table:table-cell>
          <table:table-cell table:style-name="ce11" table:formula="of:= IF([.L131] = 1; IF(OR([.$B131] = 0; [.$C131] = 0); &quot;true&quot;; &quot;false&quot;);  IF(AND([.$B131] = 1; [.$C1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ClazzNested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E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F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G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H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I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style-name="ce11" table:formula="of:= IF([.J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K132] = 1; IF(OR([.$B132] = 0; [.$C132] = 0); &quot;true&quot;; &quot;false&quot;);  IF(AND([.$B132] = 1; [.$C132] = 1); &quot;true&quot;;&quot;false&quot;))" office:value-type="string" office:string-value="false" calcext:value-type="string">
            <text:p>false</text:p>
          </table:table-cell>
          <table:table-cell table:style-name="ce11" table:formula="of:= IF([.L132] = 1; IF(OR([.$B132] = 0; [.$C132] = 0); &quot;true&quot;; &quot;false&quot;);  IF(AND([.$B132] = 1; [.$C1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Constant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E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F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11" table:formula="of:= IF([.G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H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I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J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style-name="ce11" table:formula="of:= IF([.K133] = 1; IF(OR([.$B133] = 0; [.$C133] = 0); &quot;true&quot;; &quot;false&quot;);  IF(AND([.$B133] = 1; [.$C133] = 1); &quot;true&quot;;&quot;false&quot;))" office:value-type="string" office:string-value="false" calcext:value-type="string">
            <text:p>false</text:p>
          </table:table-cell>
          <table:table-cell table:style-name="ce11" table:formula="of:= IF([.L133] = 1; IF(OR([.$B133] = 0; [.$C133] = 0); &quot;true&quot;; &quot;false&quot;);  IF(AND([.$B133] = 1; [.$C1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E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F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G134] = 1; IF(OR([.$B134] = 0; [.$C134] = 0); &quot;true&quot;; &quot;false&quot;);  IF(AND([.$B134] = 1; [.$C134] = 1); &quot;true&quot;;&quot;false&quot;))" office:value-type="string" office:string-value="false" calcext:value-type="string">
            <text:p>false</text:p>
          </table:table-cell>
          <table:table-cell table:style-name="ce11" table:formula="of:= IF([.H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I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J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K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style-name="ce11" table:formula="of:= IF([.L134] = 1; IF(OR([.$B134] = 0; [.$C134] = 0); &quot;true&quot;; &quot;false&quot;);  IF(AND([.$B134] = 1; [.$C1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Default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E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F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G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H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I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style-name="ce11" table:formula="of:= IF([.J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11" table:formula="of:= IF([.K135] = 1; IF(OR([.$B135] = 0; [.$C135] = 0); &quot;true&quot;; &quot;false&quot;);  IF(AND([.$B135] = 1; [.$C135] = 1); &quot;true&quot;;&quot;false&quot;))" office:value-type="string" office:string-value="false" calcext:value-type="string">
            <text:p>false</text:p>
          </table:table-cell>
          <table:table-cell table:style-name="ce11" table:formula="of:= IF([.L135] = 1; IF(OR([.$B135] = 0; [.$C135] = 0); &quot;true&quot;; &quot;false&quot;);  IF(AND([.$B135] = 1; [.$C1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E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F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G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H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I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J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style-name="ce11" table:formula="of:= IF([.K136] = 1; IF(OR([.$B136] = 0; [.$C136] = 0); &quot;true&quot;; &quot;false&quot;);  IF(AND([.$B136] = 1; [.$C136] = 1); &quot;true&quot;;&quot;false&quot;))" office:value-type="string" office:string-value="false" calcext:value-type="string">
            <text:p>false</text:p>
          </table:table-cell>
          <table:table-cell table:style-name="ce11" table:formula="of:= IF([.L136] = 1; IF(OR([.$B136] = 0; [.$C136] = 0); &quot;true&quot;; &quot;false&quot;);  IF(AND([.$B136] = 1; [.$C1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ParamAd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E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F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G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H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I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J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K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style-name="ce11" table:formula="of:= IF([.L137] = 1; IF(OR([.$B137] = 0; [.$C137] = 0); &quot;true&quot;; &quot;false&quot;);  IF(AND([.$B137] = 1; [.$C1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MethodParamDele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E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F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G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H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I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J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K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style-name="ce11" table:formula="of:= IF([.L138] = 1; IF(OR([.$B138] = 0; [.$C138] = 0); &quot;true&quot;; &quot;false&quot;);  IF(AND([.$B138] = 1; [.$C1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IfazeNested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E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F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G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H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I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style-name="ce11" table:formula="of:= IF([.J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K139] = 1; IF(OR([.$B139] = 0; [.$C139] = 0); &quot;true&quot;; &quot;false&quot;);  IF(AND([.$B139] = 1; [.$C139] = 1); &quot;true&quot;;&quot;false&quot;))" office:value-type="string" office:string-value="false" calcext:value-type="string">
            <text:p>false</text:p>
          </table:table-cell>
          <table:table-cell table:style-name="ce11" table:formula="of:= IF([.L139] = 1; IF(OR([.$B139] = 0; [.$C139] = 0); &quot;true&quot;; &quot;false&quot;);  IF(AND([.$B139] = 1; [.$C1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ClazzNonAbstractToAbstrac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E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F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G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H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I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J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K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style-name="ce11" table:formula="of:= IF([.L140] = 1; IF(OR([.$B140] = 0; [.$C140] = 0); &quot;true&quot;; &quot;false&quot;);  IF(AND([.$B140] = 1; [.$C1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Clazz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E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F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G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H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I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J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K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style-name="ce11" table:formula="of:= IF([.L141] = 1; IF(OR([.$B141] = 0; [.$C141] = 0); &quot;true&quot;; &quot;false&quot;);  IF(AND([.$B141] = 1; [.$C1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E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F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G142] = 1; IF(OR([.$B142] = 0; [.$C142] = 0); &quot;true&quot;; &quot;false&quot;);  IF(AND([.$B142] = 1; [.$C142] = 1); &quot;true&quot;;&quot;false&quot;))" office:value-type="string" office:string-value="false" calcext:value-type="string">
            <text:p>false</text:p>
          </table:table-cell>
          <table:table-cell table:style-name="ce11" table:formula="of:= IF([.H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I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J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K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style-name="ce11" table:formula="of:= IF([.L142] = 1; IF(OR([.$B142] = 0; [.$C142] = 0); &quot;true&quot;; &quot;false&quot;);  IF(AND([.$B142] = 1; [.$C1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NonStaticToSt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E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F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G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H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I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J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K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style-name="ce11" table:formula="of:= IF([.L143] = 1; IF(OR([.$B143] = 0; [.$C143] = 0); &quot;true&quot;; &quot;false&quot;);  IF(AND([.$B143] = 1; [.$C1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Field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E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F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G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H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I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J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K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style-name="ce11" table:formula="of:= IF([.L144] = 1; IF(OR([.$B144] = 0; [.$C144] = 0); &quot;true&quot;; &quot;false&quot;);  IF(AND([.$B144] = 1; [.$C1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AbstractToAbstract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E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F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G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H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I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J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style-name="ce11" table:formula="of:= IF([.K145] = 1; IF(OR([.$B145] = 0; [.$C145] = 0); &quot;true&quot;; &quot;false&quot;);  IF(AND([.$B145] = 1; [.$C145] = 1); &quot;true&quot;;&quot;false&quot;))" office:value-type="string" office:string-value="false" calcext:value-type="string">
            <text:p>false</text:p>
          </table:table-cell>
          <table:table-cell table:style-name="ce11" table:formula="of:= IF([.L145] = 1; IF(OR([.$B145] = 0; [.$C145] = 0); &quot;true&quot;; &quot;false&quot;);  IF(AND([.$B145] = 1; [.$C1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FinalToFinal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E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F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G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H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I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J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K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style-name="ce11" table:formula="of:= IF([.L146] = 1; IF(OR([.$B146] = 0; [.$C146] = 0); &quot;true&quot;; &quot;false&quot;);  IF(AND([.$B146] = 1; [.$C1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NativeToNativ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E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F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G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H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I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J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K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style-name="ce11" table:formula="of:= IF([.L147] = 1; IF(OR([.$B147] = 0; [.$C147] = 0); &quot;true&quot;; &quot;false&quot;);  IF(AND([.$B147] = 1; [.$C147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NonStaticToStatic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11" table:formula="of:= IF([.E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F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G148] = 1; IF(OR([.$B148] = 0; [.$C148] = 0); &quot;true&quot;; &quot;false&quot;);  IF(AND([.$B148] = 1; [.$C148] = 1); &quot;true&quot;;&quot;false&quot;))" office:value-type="string" office:string-value="false" calcext:value-type="string">
            <text:p>false</text:p>
          </table:table-cell>
          <table:table-cell table:style-name="ce11" table:formula="of:= IF([.H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I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J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K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style-name="ce11" table:formula="of:= IF([.L148] = 1; IF(OR([.$B148] = 0; [.$C148] = 0); &quot;true&quot;; &quot;false&quot;);  IF(AND([.$B148] = 1; [.$C1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11" table:formula="of:= IF([.E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F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G149] = 1; IF(OR([.$B149] = 0; [.$C149] = 0); &quot;true&quot;; &quot;false&quot;);  IF(AND([.$B149] = 1; [.$C149] = 1); &quot;true&quot;;&quot;false&quot;))" office:value-type="string" office:string-value="false" calcext:value-type="string">
            <text:p>false</text:p>
          </table:table-cell>
          <table:table-cell table:style-name="ce11" table:formula="of:= IF([.H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I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J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K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style-name="ce11" table:formula="of:= IF([.L149] = 1; IF(OR([.$B149] = 0; [.$C149] = 0); &quot;true&quot;; &quot;false&quot;);  IF(AND([.$B149] = 1; [.$C1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MethodStrictfpToNonStrictfp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E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F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G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H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I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J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K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style-name="ce11" table:formula="of:= IF([.L150] = 1; IF(OR([.$B150] = 0; [.$C150] = 0); &quot;true&quot;; &quot;false&quot;);  IF(AND([.$B150] = 1; [.$C150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NestedClazzNonStaticTo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E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F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G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H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I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11" table:formula="of:= IF([.J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style-name="ce11" table:formula="of:= IF([.K151] = 1; IF(OR([.$B151] = 0; [.$C151] = 0); &quot;true&quot;; &quot;false&quot;);  IF(AND([.$B151] = 1; [.$C151] = 1); &quot;true&quot;;&quot;false&quot;))" office:value-type="string" office:string-value="false" calcext:value-type="string">
            <text:p>false</text:p>
          </table:table-cell>
          <table:table-cell table:style-name="ce11" table:formula="of:= IF([.L151] = 1; IF(OR([.$B151] = 0; [.$C151] = 0); &quot;true&quot;; &quot;false&quot;);  IF(AND([.$B151] = 1; [.$C1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difierNestedClazzStaticToNonStatic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E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F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G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H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style-name="ce11" table:formula="of:= IF([.I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J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K152] = 1; IF(OR([.$B152] = 0; [.$C152] = 0); &quot;true&quot;; &quot;false&quot;);  IF(AND([.$B152] = 1; [.$C152] = 1); &quot;true&quot;;&quot;false&quot;))" office:value-type="string" office:string-value="false" calcext:value-type="string">
            <text:p>false</text:p>
          </table:table-cell>
          <table:table-cell table:style-name="ce11" table:formula="of:= IF([.L152] = 1; IF(OR([.$B152] = 0; [.$C152] = 0); &quot;true&quot;; &quot;false&quot;);  IF(AND([.$B152] = 1; [.$C1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Clazz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E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F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G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H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I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J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style-name="ce11" table:formula="of:= IF([.K153] = 1; IF(OR([.$B153] = 0; [.$C153] = 0); &quot;true&quot;; &quot;false&quot;);  IF(AND([.$B153] = 1; [.$C153] = 1); &quot;true&quot;;&quot;false&quot;))" office:value-type="string" office:string-value="false" calcext:value-type="string">
            <text:p>false</text:p>
          </table:table-cell>
          <table:table-cell table:style-name="ce11" table:formula="of:= IF([.L153] = 1; IF(OR([.$B153] = 0; [.$C153] = 0); &quot;true&quot;; &quot;false&quot;);  IF(AND([.$B153] = 1; [.$C1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ClazzToIfaz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E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F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G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H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I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J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K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style-name="ce11" table:formula="of:= IF([.L154] = 1; IF(OR([.$B154] = 0; [.$C154] = 0); &quot;true&quot;; &quot;false&quot;);  IF(AND([.$B154] = 1; [.$C1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IfazeDelete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E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F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11" table:formula="of:= IF([.G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H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I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J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style-name="ce11" table:formula="of:= IF([.K155] = 1; IF(OR([.$B155] = 0; [.$C155] = 0); &quot;true&quot;; &quot;false&quot;);  IF(AND([.$B155] = 1; [.$C155] = 1); &quot;true&quot;;&quot;false&quot;))" office:value-type="string" office:string-value="false" calcext:value-type="string">
            <text:p>false</text:p>
          </table:table-cell>
          <table:table-cell table:style-name="ce11" table:formula="of:= IF([.L155] = 1; IF(OR([.$B155] = 0; [.$C155] = 0); &quot;true&quot;; &quot;false&quot;);  IF(AND([.$B155] = 1; [.$C1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IfazeToClas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E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F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G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H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I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J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K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style-name="ce11" table:formula="of:= IF([.L156] = 1; IF(OR([.$B156] = 0; [.$C156] = 0); &quot;true&quot;; &quot;false&quot;);  IF(AND([.$B156] = 1; [.$C1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8" office:value-type="string" calcext:value-type="string">
            <text:p>=</text:p>
          </table:table-cell>
          <table:table-cell table:style-name="ce8" table:number-columns-repeated="8"/>
          <table:table-cell table:style-name="ce12" table:formula="of:=COUNTIF([.M3:.M156];&quot;true&quot;)" office:value-type="float" office:value="89" calcext:value-type="float">
            <text:p>89</text:p>
          </table:table-cell>
          <table:table-cell table:style-name="ce12" table:formula="of:=COUNTIF([.N3:.N156];&quot;true&quot;)" office:value-type="float" office:value="111" calcext:value-type="float">
            <text:p>111</text:p>
          </table:table-cell>
          <table:table-cell table:style-name="ce12" table:formula="of:=COUNTIF([.O3:.O156];&quot;true&quot;)" office:value-type="float" office:value="92" calcext:value-type="float">
            <text:p>92</text:p>
          </table:table-cell>
          <table:table-cell table:style-name="ce12" table:formula="of:=COUNTIF([.P3:.P156];&quot;true&quot;)" office:value-type="float" office:value="94" calcext:value-type="float">
            <text:p>94</text:p>
          </table:table-cell>
          <table:table-cell table:style-name="ce12" table:formula="of:=COUNTIF([.Q3:.Q156];&quot;true&quot;)" office:value-type="float" office:value="101" calcext:value-type="float">
            <text:p>101</text:p>
          </table:table-cell>
          <table:table-cell table:style-name="ce12" table:formula="of:=COUNTIF([.R3:.R156];&quot;true&quot;)" office:value-type="float" office:value="150" calcext:value-type="float">
            <text:p>150</text:p>
          </table:table-cell>
          <table:table-cell table:style-name="ce12" table:formula="of:=COUNTIF([.S3:.S156];&quot;true&quot;)" office:value-type="float" office:value="105" calcext:value-type="float">
            <text:p>105</text:p>
          </table:table-cell>
          <table:table-cell table:style-name="ce12" table:formula="of:=COUNTIF([.T3:.T156];&quot;true&quot;)" office:value-type="float" office:value="127" calcext:value-type="float">
            <text:p>127</text:p>
          </table:table-cell>
          <table:table-cell table:style-name="ce12" table:formula="of:=COUNTIF([.U3:.U156];&quot;true&quot;)" office:value-type="float" office:value="152" calcext:value-type="float">
            <text:p>152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ce13" table:formula="of:=[.M157]/COUNTA([.M3:.M156])" office:value-type="percentage" office:value="0.577922077922078" calcext:value-type="percentage">
            <text:p>57.79%</text:p>
          </table:table-cell>
          <table:table-cell table:style-name="ce13" table:formula="of:=[.N157]/COUNTA([.N3:.N156])" office:value-type="percentage" office:value="0.720779220779221" calcext:value-type="percentage">
            <text:p>72.08%</text:p>
          </table:table-cell>
          <table:table-cell table:style-name="ce13" table:formula="of:=[.O157]/COUNTA([.O3:.O156])" office:value-type="percentage" office:value="0.597402597402597" calcext:value-type="percentage">
            <text:p>59.74%</text:p>
          </table:table-cell>
          <table:table-cell table:style-name="ce13" table:formula="of:=[.P157]/COUNTA([.P3:.P156])" office:value-type="percentage" office:value="0.61038961038961" calcext:value-type="percentage">
            <text:p>61.04%</text:p>
          </table:table-cell>
          <table:table-cell table:style-name="ce13" table:formula="of:=[.Q157]/COUNTA([.Q3:.Q156])" office:value-type="percentage" office:value="0.655844155844156" calcext:value-type="percentage">
            <text:p>65.58%</text:p>
          </table:table-cell>
          <table:table-cell table:style-name="ce13" table:formula="of:=[.R157]/COUNTA([.R3:.R156])" office:value-type="percentage" office:value="0.974025974025974" calcext:value-type="percentage">
            <text:p>97.40%</text:p>
          </table:table-cell>
          <table:table-cell table:style-name="ce13" table:formula="of:=[.S157]/COUNTA([.S3:.S156])" office:value-type="percentage" office:value="0.681818181818182" calcext:value-type="percentage">
            <text:p>68.18%</text:p>
          </table:table-cell>
          <table:table-cell table:style-name="ce13" table:formula="of:=[.T157]/COUNTA([.T3:.T156])" office:value-type="percentage" office:value="0.824675324675325" calcext:value-type="percentage">
            <text:p>82.47%</text:p>
          </table:table-cell>
          <table:table-cell table:style-name="ce13" table:formula="of:=[.U157]/COUNTA([.U3:.U156])" office:value-type="percentage" office:value="0.987012987012987" calcext:value-type="percentage">
            <text:p>98.70%</text:p>
          </table:table-cell>
          <table:table-cell table:number-columns-repeated="3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number-columns-repeated="11"/>
          <table:table-cell table:style-name="ce9"/>
          <table:table-cell table:style-name="ce14" office:value-type="string" calcext:value-type="string">
            <text:p>clirr</text:p>
          </table:table-cell>
          <table:table-cell table:style-name="ce14" office:value-type="string" calcext:value-type="string">
            <text:p>jacc</text:p>
          </table:table-cell>
          <table:table-cell table:style-name="ce14" office:value-type="string" calcext:value-type="string">
            <text:p>japicc</text:p>
          </table:table-cell>
          <table:table-cell table:style-name="ce14" office:value-type="string" calcext:value-type="string">
            <text:p>japiChecker</text:p>
          </table:table-cell>
          <table:table-cell table:style-name="ce14" office:value-type="string" calcext:value-type="string">
            <text:p>japicmp</text:p>
          </table:table-cell>
          <table:table-cell table:style-name="ce14" office:value-type="string" calcext:value-type="string">
            <text:p>japitool</text:p>
          </table:table-cell>
          <table:table-cell table:style-name="ce14" office:value-type="string" calcext:value-type="string">
            <text:p>jour</text:p>
          </table:table-cell>
          <table:table-cell table:style-name="ce14" office:value-type="string" calcext:value-type="string">
            <text:p>revapi</text:p>
          </table:table-cell>
          <table:table-cell table:style-name="ce14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ccess Modifiers</text:p>
          </table:table-cell>
          <table:table-cell table:number-columns-repeated="10"/>
          <table:table-cell table:style-name="ce7" office:value-type="string" calcext:value-type="string">
            <text:p>Access Modifiers</text:p>
          </table:table-cell>
          <table:table-cell table:style-name="ce15" table:formula="of:=COUNTIF([.M3:.M8];&quot;true&quot;)/COUNTA([.M3:.M8])" office:value-type="percentage" office:value="1" calcext:value-type="percentage">
            <text:p>100.00%</text:p>
          </table:table-cell>
          <table:table-cell table:style-name="ce15" table:formula="of:=COUNTIF([.N3:.N8];&quot;true&quot;)/COUNTA([.N3:.N8])" office:value-type="percentage" office:value="1" calcext:value-type="percentage">
            <text:p>100.00%</text:p>
          </table:table-cell>
          <table:table-cell table:style-name="ce15" table:formula="of:=COUNTIF([.O3:.O8];&quot;true&quot;)/COUNTA([.O3:.O8])" office:value-type="percentage" office:value="0.833333333333333" calcext:value-type="percentage">
            <text:p>83.33%</text:p>
          </table:table-cell>
          <table:table-cell table:style-name="ce15" table:formula="of:=COUNTIF([.P3:.P8];&quot;true&quot;)/COUNTA([.P3:.P8])" office:value-type="percentage" office:value="1" calcext:value-type="percentage">
            <text:p>100.00%</text:p>
          </table:table-cell>
          <table:table-cell table:style-name="ce15" table:formula="of:=COUNTIF([.Q3:.Q8];&quot;true&quot;)/COUNTA([.Q3:.Q8])" office:value-type="percentage" office:value="1" calcext:value-type="percentage">
            <text:p>100.00%</text:p>
          </table:table-cell>
          <table:table-cell table:style-name="ce15" table:formula="of:=COUNTIF([.R3:.R8];&quot;true&quot;)/COUNTA([.R3:.R8])" office:value-type="percentage" office:value="1" calcext:value-type="percentage">
            <text:p>100.00%</text:p>
          </table:table-cell>
          <table:table-cell table:style-name="ce15" table:formula="of:=COUNTIF([.S3:.S8];&quot;true&quot;)/COUNTA([.S3:.S8])" office:value-type="percentage" office:value="0.833333333333333" calcext:value-type="percentage">
            <text:p>83.33%</text:p>
          </table:table-cell>
          <table:table-cell table:style-name="ce15" table:formula="of:=COUNTIF([.T3:.T8];&quot;true&quot;)/COUNTA([.T3:.T8])" office:value-type="percentage" office:value="0.833333333333333" calcext:value-type="percentage">
            <text:p>83.33%</text:p>
          </table:table-cell>
          <table:table-cell table:style-name="ce15" table:formula="of:=COUNTIF([.U3:.U8];&quot;true&quot;)/COUNTA([.U3:.U8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 Types</text:p>
          </table:table-cell>
          <table:table-cell table:number-columns-repeated="10"/>
          <table:table-cell table:style-name="ce7" office:value-type="string" calcext:value-type="string">
            <text:p>Data Types</text:p>
          </table:table-cell>
          <table:table-cell table:style-name="ce15" table:formula="of:=COUNTIF([.M9:.M55];&quot;true&quot;)/COUNTA([.M9:.M55])" office:value-type="percentage" office:value="1" calcext:value-type="percentage">
            <text:p>100.00%</text:p>
          </table:table-cell>
          <table:table-cell table:style-name="ce15" table:formula="of:=COUNTIF([.N9:.N55];&quot;true&quot;)/COUNTA([.N9:.N55])" office:value-type="percentage" office:value="1" calcext:value-type="percentage">
            <text:p>100.00%</text:p>
          </table:table-cell>
          <table:table-cell table:style-name="ce15" table:formula="of:=COUNTIF([.O9:.O55];&quot;true&quot;)/COUNTA([.O9:.O55])" office:value-type="percentage" office:value="0.893617021276596" calcext:value-type="percentage">
            <text:p>89.36%</text:p>
          </table:table-cell>
          <table:table-cell table:style-name="ce15" table:formula="of:=COUNTIF([.P9:.P55];&quot;true&quot;)/COUNTA([.P9:.P55])" office:value-type="percentage" office:value="1" calcext:value-type="percentage">
            <text:p>100.00%</text:p>
          </table:table-cell>
          <table:table-cell table:style-name="ce15" table:formula="of:=COUNTIF([.Q9:.Q55];&quot;true&quot;)/COUNTA([.Q9:.Q55])" office:value-type="percentage" office:value="1" calcext:value-type="percentage">
            <text:p>100.00%</text:p>
          </table:table-cell>
          <table:table-cell table:style-name="ce15" table:formula="of:=COUNTIF([.R9:.R55];&quot;true&quot;)/COUNTA([.R9:.R55])" office:value-type="percentage" office:value="1" calcext:value-type="percentage">
            <text:p>100.00%</text:p>
          </table:table-cell>
          <table:table-cell table:style-name="ce15" table:formula="of:=COUNTIF([.S9:.S55];&quot;true&quot;)/COUNTA([.S9:.S55])" office:value-type="percentage" office:value="1" calcext:value-type="percentage">
            <text:p>100.00%</text:p>
          </table:table-cell>
          <table:table-cell table:style-name="ce15" table:formula="of:=COUNTIF([.T9:.T55];&quot;true&quot;)/COUNTA([.T9:.T55])" office:value-type="percentage" office:value="0.957446808510638" calcext:value-type="percentage">
            <text:p>95.74%</text:p>
          </table:table-cell>
          <table:table-cell table:style-name="ce15" table:formula="of:=COUNTIF([.U9:.U55];&quot;true&quot;)/COUNTA([.U9:.U55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s </text:p>
          </table:table-cell>
          <table:table-cell table:number-columns-repeated="10"/>
          <table:table-cell table:style-name="ce7" office:value-type="string" calcext:value-type="string">
            <text:p>Exceptions </text:p>
          </table:table-cell>
          <table:table-cell table:style-name="ce15" table:formula="of:=COUNTIF([.M56:.M62];&quot;true&quot;)/COUNTA([.M56:.M62])" office:value-type="percentage" office:value="0" calcext:value-type="percentage">
            <text:p>0.00%</text:p>
          </table:table-cell>
          <table:table-cell table:style-name="ce15" table:formula="of:=COUNTIF([.N56:.N62];&quot;true&quot;)/COUNTA([.N56:.N62])" office:value-type="percentage" office:value="0" calcext:value-type="percentage">
            <text:p>0.00%</text:p>
          </table:table-cell>
          <table:table-cell table:style-name="ce15" table:formula="of:=COUNTIF([.O56:.O62];&quot;true&quot;)/COUNTA([.O56:.O62])" office:value-type="percentage" office:value="1" calcext:value-type="percentage">
            <text:p>100.00%</text:p>
          </table:table-cell>
          <table:table-cell table:style-name="ce15" table:formula="of:=COUNTIF([.P56:.P62];&quot;true&quot;)/COUNTA([.P56:.P62])" office:value-type="percentage" office:value="1" calcext:value-type="percentage">
            <text:p>100.00%</text:p>
          </table:table-cell>
          <table:table-cell table:style-name="ce15" table:formula="of:=COUNTIF([.Q56:.Q62];&quot;true&quot;)/COUNTA([.Q56:.Q62])" office:value-type="percentage" office:value="1" calcext:value-type="percentage">
            <text:p>100.00%</text:p>
          </table:table-cell>
          <table:table-cell table:style-name="ce15" table:formula="of:=COUNTIF([.R56:.R62];&quot;true&quot;)/COUNTA([.R56:.R62])" office:value-type="percentage" office:value="1" calcext:value-type="percentage">
            <text:p>100.00%</text:p>
          </table:table-cell>
          <table:table-cell table:style-name="ce15" table:formula="of:=COUNTIF([.S56:.S62];&quot;true&quot;)/COUNTA([.S56:.S62])" office:value-type="percentage" office:value="1" calcext:value-type="percentage">
            <text:p>100.00%</text:p>
          </table:table-cell>
          <table:table-cell table:style-name="ce15" table:formula="of:=COUNTIF([.T56:.T62];&quot;true&quot;)/COUNTA([.T56:.T62])" office:value-type="percentage" office:value="0.714285714285714" calcext:value-type="percentage">
            <text:p>71.43%</text:p>
          </table:table-cell>
          <table:table-cell table:style-name="ce15" table:formula="of:=COUNTIF([.U56:.U62];&quot;true&quot;)/COUNTA([.U56:.U62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 </text:p>
          </table:table-cell>
          <table:table-cell table:number-columns-repeated="10"/>
          <table:table-cell table:style-name="ce7" office:value-type="string" calcext:value-type="string">
            <text:p>Generics </text:p>
          </table:table-cell>
          <table:table-cell table:style-name="ce15" table:formula="of:=COUNTIF([.M63:.M113];&quot;true&quot;)/COUNTA([.M63:.M113])" office:value-type="percentage" office:value="0" calcext:value-type="percentage">
            <text:p>0.00%</text:p>
          </table:table-cell>
          <table:table-cell table:style-name="ce15" table:formula="of:=COUNTIF([.N63:.N113];&quot;true&quot;)/COUNTA([.N63:.N113])" office:value-type="percentage" office:value="0.333333333333333" calcext:value-type="percentage">
            <text:p>33.33%</text:p>
          </table:table-cell>
          <table:table-cell table:style-name="ce15" table:formula="of:=COUNTIF([.O63:.O113];&quot;true&quot;)/COUNTA([.O63:.O113])" office:value-type="percentage" office:value="0.0588235294117647" calcext:value-type="percentage">
            <text:p>5.88%</text:p>
          </table:table-cell>
          <table:table-cell table:style-name="ce15" table:formula="of:=COUNTIF([.P63:.P113];&quot;true&quot;)/COUNTA([.P63:.P113])" office:value-type="percentage" office:value="0" calcext:value-type="percentage">
            <text:p>0.00%</text:p>
          </table:table-cell>
          <table:table-cell table:style-name="ce15" table:formula="of:=COUNTIF([.Q63:.Q113];&quot;true&quot;)/COUNTA([.Q63:.Q113])" office:value-type="percentage" office:value="0" calcext:value-type="percentage">
            <text:p>0.00%</text:p>
          </table:table-cell>
          <table:table-cell table:style-name="ce15" table:formula="of:=COUNTIF([.R63:.R113];&quot;true&quot;)/COUNTA([.R63:.R113])" office:value-type="percentage" office:value="1" calcext:value-type="percentage">
            <text:p>100.00%</text:p>
          </table:table-cell>
          <table:table-cell table:style-name="ce15" table:formula="of:=COUNTIF([.S63:.S113];&quot;true&quot;)/COUNTA([.S63:.S113])" office:value-type="percentage" office:value="0.176470588235294" calcext:value-type="percentage">
            <text:p>17.65%</text:p>
          </table:table-cell>
          <table:table-cell table:style-name="ce15" table:formula="of:=COUNTIF([.T63:.T113];&quot;true&quot;)/COUNTA([.T63:.T113])" office:value-type="percentage" office:value="1" calcext:value-type="percentage">
            <text:p>100.00%</text:p>
          </table:table-cell>
          <table:table-cell table:style-name="ce15" table:formula="of:=COUNTIF([.U63:.U113];&quot;true&quot;)/COUNTA([.U63:.U113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 </text:p>
          </table:table-cell>
          <table:table-cell table:number-columns-repeated="10"/>
          <table:table-cell table:style-name="ce7" office:value-type="string" calcext:value-type="string">
            <text:p>Inheritance </text:p>
          </table:table-cell>
          <table:table-cell table:style-name="ce15" table:formula="of:=COUNTIF([.M114:.M120];&quot;true&quot;)/COUNTA([.M114:.M120])" office:value-type="percentage" office:value="0.714285714285714" calcext:value-type="percentage">
            <text:p>71.43%</text:p>
          </table:table-cell>
          <table:table-cell table:style-name="ce15" table:formula="of:=COUNTIF([.N114:.N120];&quot;true&quot;)/COUNTA([.N114:.N120])" office:value-type="percentage" office:value="1" calcext:value-type="percentage">
            <text:p>100.00%</text:p>
          </table:table-cell>
          <table:table-cell table:style-name="ce15" table:formula="of:=COUNTIF([.O114:.O120];&quot;true&quot;)/COUNTA([.O114:.O120])" office:value-type="percentage" office:value="0.714285714285714" calcext:value-type="percentage">
            <text:p>71.43%</text:p>
          </table:table-cell>
          <table:table-cell table:style-name="ce15" table:formula="of:=COUNTIF([.P114:.P120];&quot;true&quot;)/COUNTA([.P114:.P120])" office:value-type="percentage" office:value="0.857142857142857" calcext:value-type="percentage">
            <text:p>85.71%</text:p>
          </table:table-cell>
          <table:table-cell table:style-name="ce15" table:formula="of:=COUNTIF([.Q114:.Q120];&quot;true&quot;)/COUNTA([.Q114:.Q120])" office:value-type="percentage" office:value="1" calcext:value-type="percentage">
            <text:p>100.00%</text:p>
          </table:table-cell>
          <table:table-cell table:style-name="ce15" table:formula="of:=COUNTIF([.R114:.R120];&quot;true&quot;)/COUNTA([.R114:.R120])" office:value-type="percentage" office:value="1" calcext:value-type="percentage">
            <text:p>100.00%</text:p>
          </table:table-cell>
          <table:table-cell table:style-name="ce15" table:formula="of:=COUNTIF([.S114:.S120];&quot;true&quot;)/COUNTA([.S114:.S120])" office:value-type="percentage" office:value="1" calcext:value-type="percentage">
            <text:p>100.00%</text:p>
          </table:table-cell>
          <table:table-cell table:style-name="ce15" table:formula="of:=COUNTIF([.T114:.T120];&quot;true&quot;)/COUNTA([.T114:.T120])" office:value-type="percentage" office:value="0.428571428571429" calcext:value-type="percentage">
            <text:p>42.86%</text:p>
          </table:table-cell>
          <table:table-cell table:style-name="ce15" table:formula="of:=COUNTIF([.U114:.U120];&quot;true&quot;)/COUNTA([.U114:.U12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 </text:p>
          </table:table-cell>
          <table:table-cell table:number-columns-repeated="10"/>
          <table:table-cell table:style-name="ce7" office:value-type="string" calcext:value-type="string">
            <text:p>Members </text:p>
          </table:table-cell>
          <table:table-cell table:style-name="ce15" table:formula="of:=COUNTIF([.M121:.M139];&quot;true&quot;)/COUNTA([.M121:.M139])" office:value-type="percentage" office:value="1" calcext:value-type="percentage">
            <text:p>100.00%</text:p>
          </table:table-cell>
          <table:table-cell table:style-name="ce15" table:formula="of:=COUNTIF([.N121:.N139];&quot;true&quot;)/COUNTA([.N121:.N139])" office:value-type="percentage" office:value="1" calcext:value-type="percentage">
            <text:p>100.00%</text:p>
          </table:table-cell>
          <table:table-cell table:style-name="ce15" table:formula="of:=COUNTIF([.O121:.O139];&quot;true&quot;)/COUNTA([.O121:.O139])" office:value-type="percentage" office:value="0.842105263157895" calcext:value-type="percentage">
            <text:p>84.21%</text:p>
          </table:table-cell>
          <table:table-cell table:style-name="ce15" table:formula="of:=COUNTIF([.P121:.P139];&quot;true&quot;)/COUNTA([.P121:.P139])" office:value-type="percentage" office:value="0.894736842105263" calcext:value-type="percentage">
            <text:p>89.47%</text:p>
          </table:table-cell>
          <table:table-cell table:style-name="ce15" table:formula="of:=COUNTIF([.Q121:.Q139];&quot;true&quot;)/COUNTA([.Q121:.Q139])" office:value-type="percentage" office:value="1" calcext:value-type="percentage">
            <text:p>100.00%</text:p>
          </table:table-cell>
          <table:table-cell table:style-name="ce15" table:formula="of:=COUNTIF([.R121:.R139];&quot;true&quot;)/COUNTA([.R121:.R139])" office:value-type="percentage" office:value="1" calcext:value-type="percentage">
            <text:p>100.00%</text:p>
          </table:table-cell>
          <table:table-cell table:style-name="ce15" table:formula="of:=COUNTIF([.S121:.S139];&quot;true&quot;)/COUNTA([.S121:.S139])" office:value-type="percentage" office:value="0.842105263157895" calcext:value-type="percentage">
            <text:p>84.21%</text:p>
          </table:table-cell>
          <table:table-cell table:style-name="ce15" table:formula="of:=COUNTIF([.T121:.T139];&quot;true&quot;)/COUNTA([.T121:.T139])" office:value-type="percentage" office:value="0.421052631578947" calcext:value-type="percentage">
            <text:p>42.11%</text:p>
          </table:table-cell>
          <table:table-cell table:style-name="ce15" table:formula="of:=COUNTIF([.U121:.U139];&quot;true&quot;)/COUNTA([.U121:.U139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 Modifiers</text:p>
          </table:table-cell>
          <table:table-cell table:number-columns-repeated="10"/>
          <table:table-cell table:style-name="ce7" office:value-type="string" calcext:value-type="string">
            <text:p>Other Modifiers</text:p>
          </table:table-cell>
          <table:table-cell table:style-name="ce15" table:formula="of:=COUNTIF([.M140:.M152];&quot;true&quot;)/COUNTA([.M140:.M152])" office:value-type="percentage" office:value="0.615384615384615" calcext:value-type="percentage">
            <text:p>61.54%</text:p>
          </table:table-cell>
          <table:table-cell table:style-name="ce15" table:formula="of:=COUNTIF([.N140:.N152];&quot;true&quot;)/COUNTA([.N140:.N152])" office:value-type="percentage" office:value="0.846153846153846" calcext:value-type="percentage">
            <text:p>84.62%</text:p>
          </table:table-cell>
          <table:table-cell table:style-name="ce15" table:formula="of:=COUNTIF([.O140:.O152];&quot;true&quot;)/COUNTA([.O140:.O152])" office:value-type="percentage" office:value="0.846153846153846" calcext:value-type="percentage">
            <text:p>84.62%</text:p>
          </table:table-cell>
          <table:table-cell table:style-name="ce15" table:formula="of:=COUNTIF([.P140:.P152];&quot;true&quot;)/COUNTA([.P140:.P152])" office:value-type="percentage" office:value="0.538461538461538" calcext:value-type="percentage">
            <text:p>53.85%</text:p>
          </table:table-cell>
          <table:table-cell table:style-name="ce15" table:formula="of:=COUNTIF([.Q140:.Q152];&quot;true&quot;)/COUNTA([.Q140:.Q152])" office:value-type="percentage" office:value="0.846153846153846" calcext:value-type="percentage">
            <text:p>84.62%</text:p>
          </table:table-cell>
          <table:table-cell table:style-name="ce15" table:formula="of:=COUNTIF([.R140:.R152];&quot;true&quot;)/COUNTA([.R140:.R152])" office:value-type="percentage" office:value="0.692307692307692" calcext:value-type="percentage">
            <text:p>69.23%</text:p>
          </table:table-cell>
          <table:table-cell table:style-name="ce15" table:formula="of:=COUNTIF([.S140:.S152];&quot;true&quot;)/COUNTA([.S140:.S152])" office:value-type="percentage" office:value="0.769230769230769" calcext:value-type="percentage">
            <text:p>76.92%</text:p>
          </table:table-cell>
          <table:table-cell table:style-name="ce15" table:formula="of:=COUNTIF([.T140:.T152];&quot;true&quot;)/COUNTA([.T140:.T152])" office:value-type="percentage" office:value="0.615384615384615" calcext:value-type="percentage">
            <text:p>61.54%</text:p>
          </table:table-cell>
          <table:table-cell table:style-name="ce15" table:formula="of:=COUNTIF([.U140:.U152];&quot;true&quot;)/COUNTA([.U140:.U152])" office:value-type="percentage" office:value="0.846153846153846" calcext:value-type="percentage">
            <text:p>84.62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s </text:p>
          </table:table-cell>
          <table:table-cell table:number-columns-repeated="10"/>
          <table:table-cell table:style-name="ce7" office:value-type="string" calcext:value-type="string">
            <text:p>Others </text:p>
          </table:table-cell>
          <table:table-cell table:style-name="ce15" table:formula="of:=COUNTIF([.M153:.M156];&quot;true&quot;)/COUNTA([.M153:.M156])" office:value-type="percentage" office:value="1" calcext:value-type="percentage">
            <text:p>100.00%</text:p>
          </table:table-cell>
          <table:table-cell table:style-name="ce15" table:formula="of:=COUNTIF([.N153:.N156];&quot;true&quot;)/COUNTA([.N153:.N156])" office:value-type="percentage" office:value="1" calcext:value-type="percentage">
            <text:p>100.00%</text:p>
          </table:table-cell>
          <table:table-cell table:style-name="ce15" table:formula="of:=COUNTIF([.O153:.O156];&quot;true&quot;)/COUNTA([.O153:.O156])" office:value-type="percentage" office:value="0.75" calcext:value-type="percentage">
            <text:p>75.00%</text:p>
          </table:table-cell>
          <table:table-cell table:style-name="ce15" table:formula="of:=COUNTIF([.P153:.P156];&quot;true&quot;)/COUNTA([.P153:.P156])" office:value-type="percentage" office:value="1" calcext:value-type="percentage">
            <text:p>100.00%</text:p>
          </table:table-cell>
          <table:table-cell table:style-name="ce15" table:formula="of:=COUNTIF([.Q153:.Q156];&quot;true&quot;)/COUNTA([.Q153:.Q156])" office:value-type="percentage" office:value="1" calcext:value-type="percentage">
            <text:p>100.00%</text:p>
          </table:table-cell>
          <table:table-cell table:style-name="ce15" table:formula="of:=COUNTIF([.R153:.R156];&quot;true&quot;)/COUNTA([.R153:.R156])" office:value-type="percentage" office:value="1" calcext:value-type="percentage">
            <text:p>100.00%</text:p>
          </table:table-cell>
          <table:table-cell table:style-name="ce15" table:formula="of:=COUNTIF([.S153:.S156];&quot;true&quot;)/COUNTA([.S153:.S156])" office:value-type="percentage" office:value="1" calcext:value-type="percentage">
            <text:p>100.00%</text:p>
          </table:table-cell>
          <table:table-cell table:style-name="ce15" table:formula="of:=COUNTIF([.T153:.T156];&quot;true&quot;)/COUNTA([.T153:.T156])" office:value-type="percentage" office:value="0.5" calcext:value-type="percentage">
            <text:p>50.00%</text:p>
          </table:table-cell>
          <table:table-cell table:style-name="ce15" table:formula="of:=COUNTIF([.U153:.U156];&quot;true&quot;)/COUNTA([.U153:.U156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9"/>
          <table:table-cell table:style-name="ce16" table:formula="of:=[.M158]" office:value-type="percentage" office:value="0.577922077922078" calcext:value-type="percentage">
            <text:p>57.79%</text:p>
          </table:table-cell>
          <table:table-cell table:style-name="ce16" table:formula="of:=[.N158]" office:value-type="percentage" office:value="0.720779220779221" calcext:value-type="percentage">
            <text:p>72.08%</text:p>
          </table:table-cell>
          <table:table-cell table:style-name="ce16" table:formula="of:=[.O158]" office:value-type="percentage" office:value="0.597402597402597" calcext:value-type="percentage">
            <text:p>59.74%</text:p>
          </table:table-cell>
          <table:table-cell table:style-name="ce16" table:formula="of:=[.P158]" office:value-type="percentage" office:value="0.61038961038961" calcext:value-type="percentage">
            <text:p>61.04%</text:p>
          </table:table-cell>
          <table:table-cell table:style-name="ce16" table:formula="of:=[.Q158]" office:value-type="percentage" office:value="0.655844155844156" calcext:value-type="percentage">
            <text:p>65.58%</text:p>
          </table:table-cell>
          <table:table-cell table:style-name="ce16" table:formula="of:=[.R158]" office:value-type="percentage" office:value="0.974025974025974" calcext:value-type="percentage">
            <text:p>97.40%</text:p>
          </table:table-cell>
          <table:table-cell table:style-name="ce16" table:formula="of:=[.S158]" office:value-type="percentage" office:value="0.681818181818182" calcext:value-type="percentage">
            <text:p>68.18%</text:p>
          </table:table-cell>
          <table:table-cell table:style-name="ce16" table:formula="of:=[.T158]" office:value-type="percentage" office:value="0.824675324675325" calcext:value-type="percentage">
            <text:p>82.47%</text:p>
          </table:table-cell>
          <table:table-cell table:style-name="ce16" table:formula="of:=[.U158]" office:value-type="percentage" office:value="0.987012987012987" calcext:value-type="percentage">
            <text:p>98.70%</text:p>
          </table:table-cell>
          <table:table-cell table:number-columns-repeated="3"/>
        </table:table-row>
        <table:table-row table:style-name="ro2" table:number-rows-repeated="2">
          <table:table-cell table:number-columns-repeated="24"/>
        </table:table-row>
        <table:table-row table:style-name="ro2" table:number-rows-repeated="8">
          <table:table-cell table:number-columns-repeated="12"/>
          <table:table-cell table:style-name="ce17" table:number-columns-repeated="9"/>
          <table:table-cell table:number-columns-repeated="3"/>
        </table:table-row>
        <table:table-row table:style-name="ro2" table:number-rows-repeated="1048394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ourc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10" office:value-type="string" calcext:value-type="string">
            <text:p>Correct</text:p>
          </table:table-cell>
          <table:table-cell table:style-name="ce9" table:number-columns-repeated="8"/>
          <table:table-cell/>
          <table:table-cell office:value-type="string" calcext:value-type="string">
            <text:p>#test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ConstantWiden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F3] = 1; IF(OR([.$B3] = 0; [.$C3] = 0); &quot;true&quot;; &quot;false&quot;);  IF(AND([.$B3] = 1; [.$C3] = 1); &quot;true&quot;;&quot;false&quot;))" office:value-type="string" office:string-value="false" calcext:value-type="string">
            <text:p>false</text:p>
          </table:table-cell>
          <table:table-cell table:style-name="ce11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I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K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11" table:formula="of:= IF([.E4] = 1; IF(OR([.$B4] = 0; [.$C4] = 0); &quot;true&quot;; &quot;false&quot;);  IF(AND([.$B4] = 1; [.$C4] = 1); &quot;true&quot;;&quot;false&quot;))" office:value-type="string" office:string-value="false" calcext:value-type="string">
            <text:p>false</text:p>
          </table:table-cell>
          <table:table-cell table:style-name="ce11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5] = 1; IF(OR([.$B5] = 0; [.$C5] = 0); &quot;true&quot;; &quot;false&quot;);  IF(AND([.$B5] = 1; [.$C5] = 1); &quot;true&quot;;&quot;false&quot;))" office:value-type="string" office:string-value="false" calcext:value-type="string">
            <text:p>false</text:p>
          </table:table-cell>
          <table:table-cell table:style-name="ce11" table:formula="of:= IF([.E5] = 1; IF(OR([.$B5] = 0; [.$C5] = 0); &quot;true&quot;; &quot;false&quot;);  IF(AND([.$B5] = 1; [.$C5] = 1); &quot;true&quot;;&quot;false&quot;))" office:value-type="string" office:string-value="false" calcext:value-type="string">
            <text:p>false</text:p>
          </table:table-cell>
          <table:table-cell table:style-name="ce11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I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11" table:formula="of:= IF([.E6] = 1; IF(OR([.$B6] = 0; [.$C6] = 0); &quot;true&quot;; &quot;false&quot;);  IF(AND([.$B6] = 1; [.$C6] = 1); &quot;true&quot;;&quot;false&quot;))" office:value-type="string" office:string-value="false" calcext:value-type="string">
            <text:p>false</text:p>
          </table:table-cell>
          <table:table-cell table:style-name="ce11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11" table:formula="of:= IF([.E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11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I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K7] = 1; IF(OR([.$B7] = 0; [.$C7] = 0); &quot;true&quot;; &quot;false&quot;);  IF(AND([.$B7] = 1; [.$C7] = 1); &quot;true&quot;;&quot;false&quot;))" office:value-type="string" office:string-value="false" calcext:value-type="string">
            <text:p>false</text:p>
          </table:table-cell>
          <table:table-cell table:style-name="ce11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CheckedToTryCatch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11" table:formula="of:= IF([.D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E8] = 1; IF(OR([.$B8] = 0; [.$C8] = 0); &quot;true&quot;; &quot;false&quot;);  IF(AND([.$B8] = 1; [.$C8] = 1); &quot;true&quot;;&quot;false&quot;))" office:value-type="string" office:string-value="false" calcext:value-type="string">
            <text:p>false</text:p>
          </table:table-cell>
          <table:table-cell table:style-name="ce11" table:formula="of:= IF([.F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J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exceptionClazzMethodThrowUnchecked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11" table:formula="of:= IF([.E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11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I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K9] = 1; IF(OR([.$B9] = 0; [.$C9] = 0); &quot;true&quot;; &quot;false&quot;);  IF(AND([.$B9] = 1; [.$C9] = 1); &quot;true&quot;;&quot;false&quot;))" office:value-type="string" office:string-value="false" calcext:value-type="string">
            <text:p>false</text:p>
          </table:table-cell>
          <table:table-cell table:style-name="ce11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E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F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G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H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J10] = 1; IF(OR([.$B10] = 0; [.$C10] = 0); &quot;true&quot;; &quot;false&quot;);  IF(AND([.$B10] = 1; [.$C10] = 1); &quot;true&quot;;&quot;false&quot;))" office:value-type="string" office:string-value="false" calcext:value-type="string">
            <text:p>false</text:p>
          </table:table-cell>
          <table:table-cell table:style-name="ce11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E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F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G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H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I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J11] = 1; IF(OR([.$B11] = 0; [.$C11] = 0); &quot;true&quot;; &quot;false&quot;);  IF(AND([.$B11] = 1; [.$C11] = 1); &quot;true&quot;;&quot;false&quot;))" office:value-type="string" office:string-value="false" calcext:value-type="string">
            <text:p>false</text:p>
          </table:table-cell>
          <table:table-cell table:style-name="ce11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E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F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G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H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J12] = 1; IF(OR([.$B12] = 0; [.$C12] = 0); &quot;true&quot;; &quot;false&quot;);  IF(AND([.$B12] = 1; [.$C12] = 1); &quot;true&quot;;&quot;false&quot;))" office:value-type="string" office:string-value="false" calcext:value-type="string">
            <text:p>false</text:p>
          </table:table-cell>
          <table:table-cell table:style-name="ce11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E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F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G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H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I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J13] = 1; IF(OR([.$B13] = 0; [.$C13] = 0); &quot;true&quot;; &quot;false&quot;);  IF(AND([.$B13] = 1; [.$C13] = 1); &quot;true&quot;;&quot;false&quot;))" office:value-type="string" office:string-value="false" calcext:value-type="string">
            <text:p>false</text:p>
          </table:table-cell>
          <table:table-cell table:style-name="ce11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E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F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G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H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J14] = 1; IF(OR([.$B14] = 0; [.$C14] = 0); &quot;true&quot;; &quot;false&quot;);  IF(AND([.$B14] = 1; [.$C14] = 1); &quot;true&quot;;&quot;false&quot;))" office:value-type="string" office:string-value="false" calcext:value-type="string">
            <text:p>false</text:p>
          </table:table-cell>
          <table:table-cell table:style-name="ce11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Constructor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E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F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G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H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J15] = 1; IF(OR([.$B15] = 0; [.$C15] = 0); &quot;true&quot;; &quot;false&quot;);  IF(AND([.$B15] = 1; [.$C15] = 1); &quot;true&quot;;&quot;false&quot;))" office:value-type="string" office:string-value="false" calcext:value-type="string">
            <text:p>false</text:p>
          </table:table-cell>
          <table:table-cell table:style-name="ce11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E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F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G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H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J16] = 1; IF(OR([.$B16] = 0; [.$C16] = 0); &quot;true&quot;; &quot;false&quot;);  IF(AND([.$B16] = 1; [.$C16] = 1); &quot;true&quot;;&quot;false&quot;))" office:value-type="string" office:string-value="false" calcext:value-type="string">
            <text:p>false</text:p>
          </table:table-cell>
          <table:table-cell table:style-name="ce11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E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F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G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H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J17] = 1; IF(OR([.$B17] = 0; [.$C17] = 0); &quot;true&quot;; &quot;false&quot;);  IF(AND([.$B17] = 1; [.$C17] = 1); &quot;true&quot;;&quot;false&quot;))" office:value-type="string" office:string-value="false" calcext:value-type="string">
            <text:p>false</text:p>
          </table:table-cell>
          <table:table-cell table:style-name="ce11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E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F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G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H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J18] = 1; IF(OR([.$B18] = 0; [.$C18] = 0); &quot;true&quot;; &quot;false&quot;);  IF(AND([.$B18] = 1; [.$C18] = 1); &quot;true&quot;;&quot;false&quot;))" office:value-type="string" office:string-value="false" calcext:value-type="string">
            <text:p>false</text:p>
          </table:table-cell>
          <table:table-cell table:style-name="ce11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E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F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G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H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J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E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F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G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H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J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K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Method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E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F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G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H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I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J21] = 1; IF(OR([.$B21] = 0; [.$C21] = 0); &quot;true&quot;; &quot;false&quot;);  IF(AND([.$B21] = 1; [.$C21] = 1); &quot;true&quot;;&quot;false&quot;))" office:value-type="string" office:string-value="false" calcext:value-type="string">
            <text:p>false</text:p>
          </table:table-cell>
          <table:table-cell table:style-name="ce11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E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F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G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H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I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J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K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style-name="ce11" table:formula="of:= IF([.L22] = 1; IF(OR([.$B22] = 0; [.$C22] = 0); &quot;true&quot;; &quot;false&quot;);  IF(AND([.$B22] = 1; [.$C2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E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F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G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H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I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J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E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F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G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H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I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J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K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style-name="ce11" table:formula="of:= IF([.L24] = 1; IF(OR([.$B24] = 0; [.$C24] = 0); &quot;true&quot;; &quot;false&quot;);  IF(AND([.$B24] = 1; [.$C2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E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F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G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H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I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J25] = 1; IF(OR([.$B25] = 0; [.$C25] = 0); &quot;true&quot;; &quot;false&quot;);  IF(AND([.$B25] = 1; [.$C25] = 1); &quot;true&quot;;&quot;false&quot;))" office:value-type="string" office:string-value="false" calcext:value-type="string">
            <text:p>false</text:p>
          </table:table-cell>
          <table:table-cell table:style-name="ce11" table:formula="of:= IF([.K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style-name="ce11" table:formula="of:= IF([.L25] = 1; IF(OR([.$B25] = 0; [.$C25] = 0); &quot;true&quot;; &quot;false&quot;);  IF(AND([.$B25] = 1; [.$C2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E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F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G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H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I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J26] = 1; IF(OR([.$B26] = 0; [.$C26] = 0); &quot;true&quot;; &quot;false&quot;);  IF(AND([.$B26] = 1; [.$C26] = 1); &quot;true&quot;;&quot;false&quot;))" office:value-type="string" office:string-value="false" calcext:value-type="string">
            <text:p>false</text:p>
          </table:table-cell>
          <table:table-cell table:style-name="ce11" table:formula="of:= IF([.K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style-name="ce11" table:formula="of:= IF([.L26] = 1; IF(OR([.$B26] = 0; [.$C26] = 0); &quot;true&quot;; &quot;false&quot;);  IF(AND([.$B26] = 1; [.$C2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Clazz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E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F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G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H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I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J27] = 1; IF(OR([.$B27] = 0; [.$C27] = 0); &quot;true&quot;; &quot;false&quot;);  IF(AND([.$B27] = 1; [.$C27] = 1); &quot;true&quot;;&quot;false&quot;))" office:value-type="string" office:string-value="false" calcext:value-type="string">
            <text:p>false</text:p>
          </table:table-cell>
          <table:table-cell table:style-name="ce11" table:formula="of:= IF([.K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style-name="ce11" table:formula="of:= IF([.L27] = 1; IF(OR([.$B27] = 0; [.$C27] = 0); &quot;true&quot;; &quot;false&quot;);  IF(AND([.$B27] = 1; [.$C2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E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F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G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H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I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J28] = 1; IF(OR([.$B28] = 0; [.$C28] = 0); &quot;true&quot;; &quot;false&quot;);  IF(AND([.$B28] = 1; [.$C28] = 1); &quot;true&quot;;&quot;false&quot;))" office:value-type="string" office:string-value="false" calcext:value-type="string">
            <text:p>false</text:p>
          </table:table-cell>
          <table:table-cell table:style-name="ce11" table:formula="of:= IF([.K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style-name="ce11" table:formula="of:= IF([.L28] = 1; IF(OR([.$B28] = 0; [.$C28] = 0); &quot;true&quot;; &quot;false&quot;);  IF(AND([.$B28] = 1; [.$C2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E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F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G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H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I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J29] = 1; IF(OR([.$B29] = 0; [.$C29] = 0); &quot;true&quot;; &quot;false&quot;);  IF(AND([.$B29] = 1; [.$C29] = 1); &quot;true&quot;;&quot;false&quot;))" office:value-type="string" office:string-value="false" calcext:value-type="string">
            <text:p>false</text:p>
          </table:table-cell>
          <table:table-cell table:style-name="ce11" table:formula="of:= IF([.K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style-name="ce11" table:formula="of:= IF([.L29] = 1; IF(OR([.$B29] = 0; [.$C29] = 0); &quot;true&quot;; &quot;false&quot;);  IF(AND([.$B29] = 1; [.$C2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E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F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G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H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I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J30] = 1; IF(OR([.$B30] = 0; [.$C30] = 0); &quot;true&quot;; &quot;false&quot;);  IF(AND([.$B30] = 1; [.$C30] = 1); &quot;true&quot;;&quot;false&quot;))" office:value-type="string" office:string-value="false" calcext:value-type="string">
            <text:p>false</text:p>
          </table:table-cell>
          <table:table-cell table:style-name="ce11" table:formula="of:= IF([.K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style-name="ce11" table:formula="of:= IF([.L30] = 1; IF(OR([.$B30] = 0; [.$C30] = 0); &quot;true&quot;; &quot;false&quot;);  IF(AND([.$B30] = 1; [.$C3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E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F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G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H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I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J31] = 1; IF(OR([.$B31] = 0; [.$C31] = 0); &quot;true&quot;; &quot;false&quot;);  IF(AND([.$B31] = 1; [.$C31] = 1); &quot;true&quot;;&quot;false&quot;))" office:value-type="string" office:string-value="false" calcext:value-type="string">
            <text:p>false</text:p>
          </table:table-cell>
          <table:table-cell table:style-name="ce11" table:formula="of:= IF([.K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style-name="ce11" table:formula="of:= IF([.L31] = 1; IF(OR([.$B31] = 0; [.$C31] = 0); &quot;true&quot;; &quot;false&quot;);  IF(AND([.$B31] = 1; [.$C3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E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F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G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H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I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J32] = 1; IF(OR([.$B32] = 0; [.$C32] = 0); &quot;true&quot;; &quot;false&quot;);  IF(AND([.$B32] = 1; [.$C32] = 1); &quot;true&quot;;&quot;false&quot;))" office:value-type="string" office:string-value="false" calcext:value-type="string">
            <text:p>false</text:p>
          </table:table-cell>
          <table:table-cell table:style-name="ce11" table:formula="of:= IF([.K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style-name="ce11" table:formula="of:= IF([.L32] = 1; IF(OR([.$B32] = 0; [.$C32] = 0); &quot;true&quot;; &quot;false&quot;);  IF(AND([.$B32] = 1; [.$C3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E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F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G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H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I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J33] = 1; IF(OR([.$B33] = 0; [.$C33] = 0); &quot;true&quot;; &quot;false&quot;);  IF(AND([.$B33] = 1; [.$C33] = 1); &quot;true&quot;;&quot;false&quot;))" office:value-type="string" office:string-value="false" calcext:value-type="string">
            <text:p>false</text:p>
          </table:table-cell>
          <table:table-cell table:style-name="ce11" table:formula="of:= IF([.K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style-name="ce11" table:formula="of:= IF([.L33] = 1; IF(OR([.$B33] = 0; [.$C33] = 0); &quot;true&quot;; &quot;false&quot;);  IF(AND([.$B33] = 1; [.$C3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E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F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G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H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I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J34] = 1; IF(OR([.$B34] = 0; [.$C34] = 0); &quot;true&quot;; &quot;false&quot;);  IF(AND([.$B34] = 1; [.$C34] = 1); &quot;true&quot;;&quot;false&quot;))" office:value-type="string" office:string-value="false" calcext:value-type="string">
            <text:p>false</text:p>
          </table:table-cell>
          <table:table-cell table:style-name="ce11" table:formula="of:= IF([.K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style-name="ce11" table:formula="of:= IF([.L34] = 1; IF(OR([.$B34] = 0; [.$C34] = 0); &quot;true&quot;; &quot;false&quot;);  IF(AND([.$B34] = 1; [.$C3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E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F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G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H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I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J35] = 1; IF(OR([.$B35] = 0; [.$C35] = 0); &quot;true&quot;; &quot;false&quot;);  IF(AND([.$B35] = 1; [.$C35] = 1); &quot;true&quot;;&quot;false&quot;))" office:value-type="string" office:string-value="false" calcext:value-type="string">
            <text:p>false</text:p>
          </table:table-cell>
          <table:table-cell table:style-name="ce11" table:formula="of:= IF([.K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style-name="ce11" table:formula="of:= IF([.L35] = 1; IF(OR([.$B35] = 0; [.$C35] = 0); &quot;true&quot;; &quot;false&quot;);  IF(AND([.$B35] = 1; [.$C3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E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F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G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H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I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J36] = 1; IF(OR([.$B36] = 0; [.$C36] = 0); &quot;true&quot;; &quot;false&quot;);  IF(AND([.$B36] = 1; [.$C36] = 1); &quot;true&quot;;&quot;false&quot;))" office:value-type="string" office:string-value="false" calcext:value-type="string">
            <text:p>false</text:p>
          </table:table-cell>
          <table:table-cell table:style-name="ce11" table:formula="of:= IF([.K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style-name="ce11" table:formula="of:= IF([.L36] = 1; IF(OR([.$B36] = 0; [.$C36] = 0); &quot;true&quot;; &quot;false&quot;);  IF(AND([.$B36] = 1; [.$C3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Method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E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F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G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H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I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J37] = 1; IF(OR([.$B37] = 0; [.$C37] = 0); &quot;true&quot;; &quot;false&quot;);  IF(AND([.$B37] = 1; [.$C37] = 1); &quot;true&quot;;&quot;false&quot;))" office:value-type="string" office:string-value="false" calcext:value-type="string">
            <text:p>false</text:p>
          </table:table-cell>
          <table:table-cell table:style-name="ce11" table:formula="of:= IF([.K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style-name="ce11" table:formula="of:= IF([.L37] = 1; IF(OR([.$B37] = 0; [.$C37] = 0); &quot;true&quot;; &quot;false&quot;);  IF(AND([.$B37] = 1; [.$C3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E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F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G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H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I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J38] = 1; IF(OR([.$B38] = 0; [.$C38] = 0); &quot;true&quot;; &quot;false&quot;);  IF(AND([.$B38] = 1; [.$C38] = 1); &quot;true&quot;;&quot;false&quot;))" office:value-type="string" office:string-value="false" calcext:value-type="string">
            <text:p>false</text:p>
          </table:table-cell>
          <table:table-cell table:style-name="ce11" table:formula="of:= IF([.K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style-name="ce11" table:formula="of:= IF([.L38] = 1; IF(OR([.$B38] = 0; [.$C38] = 0); &quot;true&quot;; &quot;false&quot;);  IF(AND([.$B38] = 1; [.$C3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BoundsAdd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E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F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G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H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I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J39] = 1; IF(OR([.$B39] = 0; [.$C39] = 0); &quot;true&quot;; &quot;false&quot;);  IF(AND([.$B39] = 1; [.$C39] = 1); &quot;true&quot;;&quot;false&quot;))" office:value-type="string" office:string-value="false" calcext:value-type="string">
            <text:p>false</text:p>
          </table:table-cell>
          <table:table-cell table:style-name="ce11" table:formula="of:= IF([.K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style-name="ce11" table:formula="of:= IF([.L39] = 1; IF(OR([.$B39] = 0; [.$C39] = 0); &quot;true&quot;; &quot;false&quot;);  IF(AND([.$B39] = 1; [.$C3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E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F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G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H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I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J40] = 1; IF(OR([.$B40] = 0; [.$C40] = 0); &quot;true&quot;; &quot;false&quot;);  IF(AND([.$B40] = 1; [.$C40] = 1); &quot;true&quot;;&quot;false&quot;))" office:value-type="string" office:string-value="false" calcext:value-type="string">
            <text:p>false</text:p>
          </table:table-cell>
          <table:table-cell table:style-name="ce11" table:formula="of:= IF([.K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style-name="ce11" table:formula="of:= IF([.L40] = 1; IF(OR([.$B40] = 0; [.$C40] = 0); &quot;true&quot;; &quot;false&quot;);  IF(AND([.$B40] = 1; [.$C4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E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F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G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H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I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J41] = 1; IF(OR([.$B41] = 0; [.$C41] = 0); &quot;true&quot;; &quot;false&quot;);  IF(AND([.$B41] = 1; [.$C41] = 1); &quot;true&quot;;&quot;false&quot;))" office:value-type="string" office:string-value="false" calcext:value-type="string">
            <text:p>false</text:p>
          </table:table-cell>
          <table:table-cell table:style-name="ce11" table:formula="of:= IF([.K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style-name="ce11" table:formula="of:= IF([.L41] = 1; IF(OR([.$B41] = 0; [.$C41] = 0); &quot;true&quot;; &quot;false&quot;);  IF(AND([.$B41] = 1; [.$C4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E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F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G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H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I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J42] = 1; IF(OR([.$B42] = 0; [.$C42] = 0); &quot;true&quot;; &quot;false&quot;);  IF(AND([.$B42] = 1; [.$C42] = 1); &quot;true&quot;;&quot;false&quot;))" office:value-type="string" office:string-value="false" calcext:value-type="string">
            <text:p>false</text:p>
          </table:table-cell>
          <table:table-cell table:style-name="ce11" table:formula="of:= IF([.K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style-name="ce11" table:formula="of:= IF([.L42] = 1; IF(OR([.$B42] = 0; [.$C42] = 0); &quot;true&quot;; &quot;false&quot;);  IF(AND([.$B42] = 1; [.$C4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IfazeTypeDeleteSecon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E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F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G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H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I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J43] = 1; IF(OR([.$B43] = 0; [.$C43] = 0); &quot;true&quot;; &quot;false&quot;);  IF(AND([.$B43] = 1; [.$C43] = 1); &quot;true&quot;;&quot;false&quot;))" office:value-type="string" office:string-value="false" calcext:value-type="string">
            <text:p>false</text:p>
          </table:table-cell>
          <table:table-cell table:style-name="ce11" table:formula="of:= IF([.K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style-name="ce11" table:formula="of:= IF([.L43] = 1; IF(OR([.$B43] = 0; [.$C43] = 0); &quot;true&quot;; &quot;false&quot;);  IF(AND([.$B43] = 1; [.$C4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11" table:formula="of:= IF([.E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F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11" table:formula="of:= IF([.G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11" table:formula="of:= IF([.H44] = 1; IF(OR([.$B44] = 0; [.$C44] = 0); &quot;true&quot;; &quot;false&quot;);  IF(AND([.$B44] = 1; [.$C44] = 1); &quot;true&quot;;&quot;false&quot;))" office:value-type="string" office:string-value="false" calcext:value-type="string">
            <text:p>false</text:p>
          </table:table-cell>
          <table:table-cell table:style-name="ce11" table:formula="of:= IF([.I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J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K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style-name="ce11" table:formula="of:= IF([.L44] = 1; IF(OR([.$B44] = 0; [.$C44] = 0); &quot;true&quot;; &quot;false&quot;);  IF(AND([.$B44] = 1; [.$C4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Low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11" table:formula="of:= IF([.E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F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11" table:formula="of:= IF([.G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11" table:formula="of:= IF([.H45] = 1; IF(OR([.$B45] = 0; [.$C45] = 0); &quot;true&quot;; &quot;false&quot;);  IF(AND([.$B45] = 1; [.$C45] = 1); &quot;true&quot;;&quot;false&quot;))" office:value-type="string" office:string-value="false" calcext:value-type="string">
            <text:p>false</text:p>
          </table:table-cell>
          <table:table-cell table:style-name="ce11" table:formula="of:= IF([.I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J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K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style-name="ce11" table:formula="of:= IF([.L45] = 1; IF(OR([.$B45] = 0; [.$C45] = 0); &quot;true&quot;; &quot;false&quot;);  IF(AND([.$B45] = 1; [.$C4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Lower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11" table:formula="of:= IF([.E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F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11" table:formula="of:= IF([.G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11" table:formula="of:= IF([.H46] = 1; IF(OR([.$B46] = 0; [.$C46] = 0); &quot;true&quot;; &quot;false&quot;);  IF(AND([.$B46] = 1; [.$C46] = 1); &quot;true&quot;;&quot;false&quot;))" office:value-type="string" office:string-value="false" calcext:value-type="string">
            <text:p>false</text:p>
          </table:table-cell>
          <table:table-cell table:style-name="ce11" table:formula="of:= IF([.I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J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K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style-name="ce11" table:formula="of:= IF([.L46] = 1; IF(OR([.$B46] = 0; [.$C46] = 0); &quot;true&quot;; &quot;false&quot;);  IF(AND([.$B46] = 1; [.$C4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Low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11" table:formula="of:= IF([.E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F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11" table:formula="of:= IF([.G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11" table:formula="of:= IF([.H47] = 1; IF(OR([.$B47] = 0; [.$C47] = 0); &quot;true&quot;; &quot;false&quot;);  IF(AND([.$B47] = 1; [.$C47] = 1); &quot;true&quot;;&quot;false&quot;))" office:value-type="string" office:string-value="false" calcext:value-type="string">
            <text:p>false</text:p>
          </table:table-cell>
          <table:table-cell table:style-name="ce11" table:formula="of:= IF([.I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J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K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style-name="ce11" table:formula="of:= IF([.L47] = 1; IF(OR([.$B47] = 0; [.$C47] = 0); &quot;true&quot;; &quot;false&quot;);  IF(AND([.$B47] = 1; [.$C4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LowerBoundsToUpp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11" table:formula="of:= IF([.E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F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11" table:formula="of:= IF([.G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11" table:formula="of:= IF([.H48] = 1; IF(OR([.$B48] = 0; [.$C48] = 0); &quot;true&quot;; &quot;false&quot;);  IF(AND([.$B48] = 1; [.$C48] = 1); &quot;true&quot;;&quot;false&quot;))" office:value-type="string" office:string-value="false" calcext:value-type="string">
            <text:p>false</text:p>
          </table:table-cell>
          <table:table-cell table:style-name="ce11" table:formula="of:= IF([.I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J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K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style-name="ce11" table:formula="of:= IF([.L48] = 1; IF(OR([.$B48] = 0; [.$C48] = 0); &quot;true&quot;; &quot;false&quot;);  IF(AND([.$B48] = 1; [.$C4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Upp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11" table:formula="of:= IF([.E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F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11" table:formula="of:= IF([.G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11" table:formula="of:= IF([.H49] = 1; IF(OR([.$B49] = 0; [.$C49] = 0); &quot;true&quot;; &quot;false&quot;);  IF(AND([.$B49] = 1; [.$C49] = 1); &quot;true&quot;;&quot;false&quot;))" office:value-type="string" office:string-value="false" calcext:value-type="string">
            <text:p>false</text:p>
          </table:table-cell>
          <table:table-cell table:style-name="ce11" table:formula="of:= IF([.I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J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K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style-name="ce11" table:formula="of:= IF([.L49] = 1; IF(OR([.$B49] = 0; [.$C49] = 0); &quot;true&quot;; &quot;false&quot;);  IF(AND([.$B49] = 1; [.$C4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Upp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11" table:formula="of:= IF([.E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F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11" table:formula="of:= IF([.G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11" table:formula="of:= IF([.H50] = 1; IF(OR([.$B50] = 0; [.$C50] = 0); &quot;true&quot;; &quot;false&quot;);  IF(AND([.$B50] = 1; [.$C50] = 1); &quot;true&quot;;&quot;false&quot;))" office:value-type="string" office:string-value="false" calcext:value-type="string">
            <text:p>false</text:p>
          </table:table-cell>
          <table:table-cell table:style-name="ce11" table:formula="of:= IF([.I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J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K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style-name="ce11" table:formula="of:= IF([.L50] = 1; IF(OR([.$B50] = 0; [.$C50] = 0); &quot;true&quot;; &quot;false&quot;);  IF(AND([.$B50] = 1; [.$C5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Upper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11" table:formula="of:= IF([.E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F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11" table:formula="of:= IF([.G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11" table:formula="of:= IF([.H51] = 1; IF(OR([.$B51] = 0; [.$C51] = 0); &quot;true&quot;; &quot;false&quot;);  IF(AND([.$B51] = 1; [.$C51] = 1); &quot;true&quot;;&quot;false&quot;))" office:value-type="string" office:string-value="false" calcext:value-type="string">
            <text:p>false</text:p>
          </table:table-cell>
          <table:table-cell table:style-name="ce11" table:formula="of:= IF([.I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J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K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style-name="ce11" table:formula="of:= IF([.L51] = 1; IF(OR([.$B51] = 0; [.$C51] = 0); &quot;true&quot;; &quot;false&quot;);  IF(AND([.$B51] = 1; [.$C5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ConstructorParamUpperBoundsToLow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11" table:formula="of:= IF([.D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11" table:formula="of:= IF([.E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F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11" table:formula="of:= IF([.G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11" table:formula="of:= IF([.H52] = 1; IF(OR([.$B52] = 0; [.$C52] = 0); &quot;true&quot;; &quot;false&quot;);  IF(AND([.$B52] = 1; [.$C52] = 1); &quot;true&quot;;&quot;false&quot;))" office:value-type="string" office:string-value="false" calcext:value-type="string">
            <text:p>false</text:p>
          </table:table-cell>
          <table:table-cell table:style-name="ce11" table:formula="of:= IF([.I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J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K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style-name="ce11" table:formula="of:= IF([.L52] = 1; IF(OR([.$B52] = 0; [.$C52] = 0); &quot;true&quot;; &quot;false&quot;);  IF(AND([.$B52] = 1; [.$C5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E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F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G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H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I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J53] = 1; IF(OR([.$B53] = 0; [.$C53] = 0); &quot;true&quot;; &quot;false&quot;);  IF(AND([.$B53] = 1; [.$C53] = 1); &quot;true&quot;;&quot;false&quot;))" office:value-type="string" office:string-value="false" calcext:value-type="string">
            <text:p>false</text:p>
          </table:table-cell>
          <table:table-cell table:style-name="ce11" table:formula="of:= IF([.K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style-name="ce11" table:formula="of:= IF([.L53] = 1; IF(OR([.$B53] = 0; [.$C53] = 0); &quot;true&quot;; &quot;false&quot;);  IF(AND([.$B53] = 1; [.$C5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LowerBounds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E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F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G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H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I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J54] = 1; IF(OR([.$B54] = 0; [.$C54] = 0); &quot;true&quot;; &quot;false&quot;);  IF(AND([.$B54] = 1; [.$C54] = 1); &quot;true&quot;;&quot;false&quot;))" office:value-type="string" office:string-value="false" calcext:value-type="string">
            <text:p>false</text:p>
          </table:table-cell>
          <table:table-cell table:style-name="ce11" table:formula="of:= IF([.K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style-name="ce11" table:formula="of:= IF([.L54] = 1; IF(OR([.$B54] = 0; [.$C54] = 0); &quot;true&quot;; &quot;false&quot;);  IF(AND([.$B54] = 1; [.$C5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LowerBoundsGener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E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F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G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H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I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J55] = 1; IF(OR([.$B55] = 0; [.$C55] = 0); &quot;true&quot;; &quot;false&quot;);  IF(AND([.$B55] = 1; [.$C55] = 1); &quot;true&quot;;&quot;false&quot;))" office:value-type="string" office:string-value="false" calcext:value-type="string">
            <text:p>false</text:p>
          </table:table-cell>
          <table:table-cell table:style-name="ce11" table:formula="of:= IF([.K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style-name="ce11" table:formula="of:= IF([.L55] = 1; IF(OR([.$B55] = 0; [.$C55] = 0); &quot;true&quot;; &quot;false&quot;);  IF(AND([.$B55] = 1; [.$C5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Low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E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F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G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H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I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J56] = 1; IF(OR([.$B56] = 0; [.$C56] = 0); &quot;true&quot;; &quot;false&quot;);  IF(AND([.$B56] = 1; [.$C56] = 1); &quot;true&quot;;&quot;false&quot;))" office:value-type="string" office:string-value="false" calcext:value-type="string">
            <text:p>false</text:p>
          </table:table-cell>
          <table:table-cell table:style-name="ce11" table:formula="of:= IF([.K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style-name="ce11" table:formula="of:= IF([.L56] = 1; IF(OR([.$B56] = 0; [.$C56] = 0); &quot;true&quot;; &quot;false&quot;);  IF(AND([.$B56] = 1; [.$C5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LowerBoundsToUpp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E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F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G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H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I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J57] = 1; IF(OR([.$B57] = 0; [.$C57] = 0); &quot;true&quot;; &quot;false&quot;);  IF(AND([.$B57] = 1; [.$C57] = 1); &quot;true&quot;;&quot;false&quot;))" office:value-type="string" office:string-value="false" calcext:value-type="string">
            <text:p>false</text:p>
          </table:table-cell>
          <table:table-cell table:style-name="ce11" table:formula="of:= IF([.K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style-name="ce11" table:formula="of:= IF([.L57] = 1; IF(OR([.$B57] = 0; [.$C57] = 0); &quot;true&quot;; &quot;false&quot;);  IF(AND([.$B57] = 1; [.$C5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UpperBoundsMut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E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F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G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H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I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J58] = 1; IF(OR([.$B58] = 0; [.$C58] = 0); &quot;true&quot;; &quot;false&quot;);  IF(AND([.$B58] = 1; [.$C58] = 1); &quot;true&quot;;&quot;false&quot;))" office:value-type="string" office:string-value="false" calcext:value-type="string">
            <text:p>false</text:p>
          </table:table-cell>
          <table:table-cell table:style-name="ce11" table:formula="of:= IF([.K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style-name="ce11" table:formula="of:= IF([.L58] = 1; IF(OR([.$B58] = 0; [.$C58] = 0); &quot;true&quot;; &quot;false&quot;);  IF(AND([.$B58] = 1; [.$C5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UpperBoundsSpecialization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E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F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G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H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I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J59] = 1; IF(OR([.$B59] = 0; [.$C59] = 0); &quot;true&quot;; &quot;false&quot;);  IF(AND([.$B59] = 1; [.$C59] = 1); &quot;true&quot;;&quot;false&quot;))" office:value-type="string" office:string-value="false" calcext:value-type="string">
            <text:p>false</text:p>
          </table:table-cell>
          <table:table-cell table:style-name="ce11" table:formula="of:= IF([.K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style-name="ce11" table:formula="of:= IF([.L59] = 1; IF(OR([.$B59] = 0; [.$C59] = 0); &quot;true&quot;; &quot;false&quot;);  IF(AND([.$B59] = 1; [.$C5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genericsWildcardsClazzMethodParamUpperBoundsToLowerBounds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 IF([.D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E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F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G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H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I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J60] = 1; IF(OR([.$B60] = 0; [.$C60] = 0); &quot;true&quot;; &quot;false&quot;);  IF(AND([.$B60] = 1; [.$C60] = 1); &quot;true&quot;;&quot;false&quot;))" office:value-type="string" office:string-value="false" calcext:value-type="string">
            <text:p>false</text:p>
          </table:table-cell>
          <table:table-cell table:style-name="ce11" table:formula="of:= IF([.K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style-name="ce11" table:formula="of:= IF([.L60] = 1; IF(OR([.$B60] = 0; [.$C60] = 0); &quot;true&quot;; &quot;false&quot;);  IF(AND([.$B60] = 1; [.$C6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IfazeExpandSuperinterfaceSe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E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F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G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H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I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J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style-name="ce11" table:formula="of:= IF([.K61] = 1; IF(OR([.$B61] = 0; [.$C61] = 0); &quot;true&quot;; &quot;false&quot;);  IF(AND([.$B61] = 1; [.$C61] = 1); &quot;true&quot;;&quot;false&quot;))" office:value-type="string" office:string-value="false" calcext:value-type="string">
            <text:p>false</text:p>
          </table:table-cell>
          <table:table-cell table:style-name="ce11" table:formula="of:= IF([.L61] = 1; IF(OR([.$B61] = 0; [.$C61] = 0); &quot;true&quot;; &quot;false&quot;);  IF(AND([.$B61] = 1; [.$C6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nheritanceIfazeStartInheri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E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F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G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H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I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J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style-name="ce11" table:formula="of:= IF([.K62] = 1; IF(OR([.$B62] = 0; [.$C62] = 0); &quot;true&quot;; &quot;false&quot;);  IF(AND([.$B62] = 1; [.$C62] = 1); &quot;true&quot;;&quot;false&quot;))" office:value-type="string" office:string-value="false" calcext:value-type="string">
            <text:p>false</text:p>
          </table:table-cell>
          <table:table-cell table:style-name="ce11" table:formula="of:= IF([.L62] = 1; IF(OR([.$B62] = 0; [.$C62] = 0); &quot;true&quot;; &quot;false&quot;);  IF(AND([.$B62] = 1; [.$C6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FieldConstan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E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F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G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H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I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J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style-name="ce11" table:formula="of:= IF([.K63] = 1; IF(OR([.$B63] = 0; [.$C63] = 0); &quot;true&quot;; &quot;false&quot;);  IF(AND([.$B63] = 1; [.$C63] = 1); &quot;true&quot;;&quot;false&quot;))" office:value-type="string" office:string-value="false" calcext:value-type="string">
            <text:p>false</text:p>
          </table:table-cell>
          <table:table-cell table:style-name="ce11" table:formula="of:= IF([.L63] = 1; IF(OR([.$B63] = 0; [.$C63] = 0); &quot;true&quot;; &quot;false&quot;);  IF(AND([.$B63] = 1; [.$C6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MethodAbstract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E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F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G64] = 1; IF(OR([.$B64] = 0; [.$C64] = 0); &quot;true&quot;; &quot;false&quot;);  IF(AND([.$B64] = 1; [.$C64] = 1); &quot;true&quot;;&quot;false&quot;))" office:value-type="string" office:string-value="false" calcext:value-type="string">
            <text:p>false</text:p>
          </table:table-cell>
          <table:table-cell table:style-name="ce11" table:formula="of:= IF([.H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I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J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K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style-name="ce11" table:formula="of:= IF([.L64] = 1; IF(OR([.$B64] = 0; [.$C64] = 0); &quot;true&quot;; &quot;false&quot;);  IF(AND([.$B64] = 1; [.$C6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ClazzMethodAbstrac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E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F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G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H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I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J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style-name="ce11" table:formula="of:= IF([.K65] = 1; IF(OR([.$B65] = 0; [.$C65] = 0); &quot;true&quot;; &quot;false&quot;);  IF(AND([.$B65] = 1; [.$C65] = 1); &quot;true&quot;;&quot;false&quot;))" office:value-type="string" office:string-value="false" calcext:value-type="string">
            <text:p>false</text:p>
          </table:table-cell>
          <table:table-cell table:style-name="ce11" table:formula="of:= IF([.L65] = 1; IF(OR([.$B65] = 0; [.$C65] = 0); &quot;true&quot;; &quot;false&quot;);  IF(AND([.$B65] = 1; [.$C6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Constant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E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F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G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H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I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J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style-name="ce11" table:formula="of:= IF([.K66] = 1; IF(OR([.$B66] = 0; [.$C66] = 0); &quot;true&quot;; &quot;false&quot;);  IF(AND([.$B66] = 1; [.$C66] = 1); &quot;true&quot;;&quot;false&quot;))" office:value-type="string" office:string-value="false" calcext:value-type="string">
            <text:p>false</text:p>
          </table:table-cell>
          <table:table-cell table:style-name="ce11" table:formula="of:= IF([.L66] = 1; IF(OR([.$B66] = 0; [.$C66] = 0); &quot;true&quot;; &quot;false&quot;);  IF(AND([.$B66] = 1; [.$C6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E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F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G67] = 1; IF(OR([.$B67] = 0; [.$C67] = 0); &quot;true&quot;; &quot;false&quot;);  IF(AND([.$B67] = 1; [.$C67] = 1); &quot;true&quot;;&quot;false&quot;))" office:value-type="string" office:string-value="false" calcext:value-type="string">
            <text:p>false</text:p>
          </table:table-cell>
          <table:table-cell table:style-name="ce11" table:formula="of:= IF([.H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I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J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K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style-name="ce11" table:formula="of:= IF([.L67] = 1; IF(OR([.$B67] = 0; [.$C67] = 0); &quot;true&quot;; &quot;false&quot;);  IF(AND([.$B67] = 1; [.$C6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E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F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G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H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I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J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style-name="ce11" table:formula="of:= IF([.K68] = 1; IF(OR([.$B68] = 0; [.$C68] = 0); &quot;true&quot;; &quot;false&quot;);  IF(AND([.$B68] = 1; [.$C68] = 1); &quot;true&quot;;&quot;false&quot;))" office:value-type="string" office:string-value="false" calcext:value-type="string">
            <text:p>false</text:p>
          </table:table-cell>
          <table:table-cell table:style-name="ce11" table:formula="of:= IF([.L68] = 1; IF(OR([.$B68] = 0; [.$C68] = 0); &quot;true&quot;; &quot;false&quot;);  IF(AND([.$B68] = 1; [.$C6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ParamAdd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E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F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G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H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I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J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K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style-name="ce11" table:formula="of:= IF([.L69] = 1; IF(OR([.$B69] = 0; [.$C69] = 0); &quot;true&quot;; &quot;false&quot;);  IF(AND([.$B69] = 1; [.$C6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embersIfazeMethodParamDelete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E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F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G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H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I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J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K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style-name="ce11" table:formula="of:= IF([.L70] = 1; IF(OR([.$B70] = 0; [.$C70] = 0); &quot;true&quot;; &quot;false&quot;);  IF(AND([.$B70] = 1; [.$C7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8" office:value-type="string" calcext:value-type="string">
            <text:p>=</text:p>
          </table:table-cell>
          <table:table-cell table:style-name="ce8" table:number-columns-repeated="8"/>
          <table:table-cell table:style-name="ce12" table:formula="of:=COUNTIF([.M3:.M70];&quot;true&quot;)" office:value-type="float" office:value="9" calcext:value-type="float">
            <text:p>9</text:p>
          </table:table-cell>
          <table:table-cell table:style-name="ce12" table:formula="of:=COUNTIF([.N3:.N70];&quot;true&quot;)" office:value-type="float" office:value="28" calcext:value-type="float">
            <text:p>28</text:p>
          </table:table-cell>
          <table:table-cell table:style-name="ce12" table:formula="of:=COUNTIF([.O3:.O70];&quot;true&quot;)" office:value-type="float" office:value="17" calcext:value-type="float">
            <text:p>17</text:p>
          </table:table-cell>
          <table:table-cell table:style-name="ce12" table:formula="of:=COUNTIF([.P3:.P70];&quot;true&quot;)" office:value-type="float" office:value="14" calcext:value-type="float">
            <text:p>14</text:p>
          </table:table-cell>
          <table:table-cell table:style-name="ce12" table:formula="of:=COUNTIF([.Q3:.Q70];&quot;true&quot;)" office:value-type="float" office:value="17" calcext:value-type="float">
            <text:p>17</text:p>
          </table:table-cell>
          <table:table-cell table:style-name="ce12" table:formula="of:=COUNTIF([.R3:.R70];&quot;true&quot;)" office:value-type="float" office:value="68" calcext:value-type="float">
            <text:p>68</text:p>
          </table:table-cell>
          <table:table-cell table:style-name="ce12" table:formula="of:=COUNTIF([.S3:.S70];&quot;true&quot;)" office:value-type="float" office:value="26" calcext:value-type="float">
            <text:p>26</text:p>
          </table:table-cell>
          <table:table-cell table:style-name="ce12" table:formula="of:=COUNTIF([.T3:.T70];&quot;true&quot;)" office:value-type="float" office:value="60" calcext:value-type="float">
            <text:p>60</text:p>
          </table:table-cell>
          <table:table-cell table:style-name="ce12" table:formula="of:=COUNTIF([.U3:.U70];&quot;true&quot;)" office:value-type="float" office:value="68" calcext:value-type="float">
            <text:p>68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ce13" table:formula="of:=[.M71]/COUNTA([.M3:.M70])" office:value-type="percentage" office:value="0.132352941176471" calcext:value-type="percentage">
            <text:p>13.24%</text:p>
          </table:table-cell>
          <table:table-cell table:style-name="ce13" table:formula="of:=[.N71]/COUNTA([.N3:.N70])" office:value-type="percentage" office:value="0.411764705882353" calcext:value-type="percentage">
            <text:p>41.18%</text:p>
          </table:table-cell>
          <table:table-cell table:style-name="ce13" table:formula="of:=[.O71]/COUNTA([.O3:.O70])" office:value-type="percentage" office:value="0.25" calcext:value-type="percentage">
            <text:p>25.00%</text:p>
          </table:table-cell>
          <table:table-cell table:style-name="ce13" table:formula="of:=[.P71]/COUNTA([.P3:.P70])" office:value-type="percentage" office:value="0.205882352941176" calcext:value-type="percentage">
            <text:p>20.59%</text:p>
          </table:table-cell>
          <table:table-cell table:style-name="ce13" table:formula="of:=[.Q71]/COUNTA([.Q3:.Q70])" office:value-type="percentage" office:value="0.25" calcext:value-type="percentage">
            <text:p>25.00%</text:p>
          </table:table-cell>
          <table:table-cell table:style-name="ce13" table:formula="of:=[.R71]/COUNTA([.R3:.R70])" office:value-type="percentage" office:value="1" calcext:value-type="percentage">
            <text:p>100.00%</text:p>
          </table:table-cell>
          <table:table-cell table:style-name="ce13" table:formula="of:=[.S71]/COUNTA([.S3:.S70])" office:value-type="percentage" office:value="0.382352941176471" calcext:value-type="percentage">
            <text:p>38.24%</text:p>
          </table:table-cell>
          <table:table-cell table:style-name="ce13" table:formula="of:=[.T71]/COUNTA([.T3:.T70])" office:value-type="percentage" office:value="0.882352941176471" calcext:value-type="percentage">
            <text:p>88.24%</text:p>
          </table:table-cell>
          <table:table-cell table:style-name="ce13" table:formula="of:=[.U71]/COUNTA([.U3:.U7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number-columns-repeated="11"/>
          <table:table-cell table:style-name="ce9"/>
          <table:table-cell table:style-name="ce14" office:value-type="string" calcext:value-type="string">
            <text:p>clirr</text:p>
          </table:table-cell>
          <table:table-cell table:style-name="ce14" office:value-type="string" calcext:value-type="string">
            <text:p>jacc</text:p>
          </table:table-cell>
          <table:table-cell table:style-name="ce14" office:value-type="string" calcext:value-type="string">
            <text:p>japicc</text:p>
          </table:table-cell>
          <table:table-cell table:style-name="ce14" office:value-type="string" calcext:value-type="string">
            <text:p>japiChecker</text:p>
          </table:table-cell>
          <table:table-cell table:style-name="ce14" office:value-type="string" calcext:value-type="string">
            <text:p>japicmp</text:p>
          </table:table-cell>
          <table:table-cell table:style-name="ce14" office:value-type="string" calcext:value-type="string">
            <text:p>japitool</text:p>
          </table:table-cell>
          <table:table-cell table:style-name="ce14" office:value-type="string" calcext:value-type="string">
            <text:p>jour</text:p>
          </table:table-cell>
          <table:table-cell table:style-name="ce14" office:value-type="string" calcext:value-type="string">
            <text:p>revapi</text:p>
          </table:table-cell>
          <table:table-cell table:style-name="ce14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 Types</text:p>
          </table:table-cell>
          <table:table-cell table:number-columns-repeated="10"/>
          <table:table-cell table:style-name="ce7" office:value-type="string" calcext:value-type="string">
            <text:p>Data Types</text:p>
          </table:table-cell>
          <table:table-cell table:style-name="ce15" table:formula="of:=COUNTIF([.M3:.M3];&quot;true&quot;)/COUNTA([.M3:.M33])" office:value-type="percentage" office:value="0.032258064516129" calcext:value-type="percentage">
            <text:p>3.23%</text:p>
          </table:table-cell>
          <table:table-cell table:style-name="ce15" table:formula="of:=COUNTIF([.N3:.N3];&quot;true&quot;)/COUNTA([.N3:.N33])" office:value-type="percentage" office:value="0.032258064516129" calcext:value-type="percentage">
            <text:p>3.23%</text:p>
          </table:table-cell>
          <table:table-cell table:style-name="ce15" table:formula="of:=COUNTIF([.O3:.O3];&quot;true&quot;)/COUNTA([.O3:.O33])" office:value-type="percentage" office:value="0" calcext:value-type="percentage">
            <text:p>0.00%</text:p>
          </table:table-cell>
          <table:table-cell table:style-name="ce15" table:formula="of:=COUNTIF([.P3:.P3];&quot;true&quot;)/COUNTA([.P3:.P33])" office:value-type="percentage" office:value="0.032258064516129" calcext:value-type="percentage">
            <text:p>3.23%</text:p>
          </table:table-cell>
          <table:table-cell table:style-name="ce15" table:formula="of:=COUNTIF([.Q3:.Q3];&quot;true&quot;)/COUNTA([.Q3:.Q33])" office:value-type="percentage" office:value="0.032258064516129" calcext:value-type="percentage">
            <text:p>3.23%</text:p>
          </table:table-cell>
          <table:table-cell table:style-name="ce15" table:formula="of:=COUNTIF([.R3:.R3];&quot;true&quot;)/COUNTA([.R3:.R33])" office:value-type="percentage" office:value="0.032258064516129" calcext:value-type="percentage">
            <text:p>3.23%</text:p>
          </table:table-cell>
          <table:table-cell table:style-name="ce15" table:formula="of:=COUNTIF([.S3:.S3];&quot;true&quot;)/COUNTA([.S3:.S33])" office:value-type="percentage" office:value="0.032258064516129" calcext:value-type="percentage">
            <text:p>3.23%</text:p>
          </table:table-cell>
          <table:table-cell table:style-name="ce15" table:formula="of:=COUNTIF([.T3:.T3];&quot;true&quot;)/COUNTA([.T3:.T33])" office:value-type="percentage" office:value="0.032258064516129" calcext:value-type="percentage">
            <text:p>3.23%</text:p>
          </table:table-cell>
          <table:table-cell table:style-name="ce15" table:formula="of:=COUNTIF([.U3:.U3];&quot;true&quot;)/COUNTA([.U3:.U33])" office:value-type="percentage" office:value="0.032258064516129" calcext:value-type="percentage">
            <text:p>3.23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ceptions </text:p>
          </table:table-cell>
          <table:table-cell table:number-columns-repeated="10"/>
          <table:table-cell table:style-name="ce7" office:value-type="string" calcext:value-type="string">
            <text:p>Exceptions </text:p>
          </table:table-cell>
          <table:table-cell table:style-name="ce15" table:formula="of:=COUNTIF([.M4:.M9];&quot;true&quot;)/COUNTA([.M4:.M9])" office:value-type="percentage" office:value="0" calcext:value-type="percentage">
            <text:p>0.00%</text:p>
          </table:table-cell>
          <table:table-cell table:style-name="ce15" table:formula="of:=COUNTIF([.N4:.N9];&quot;true&quot;)/COUNTA([.N4:.N9])" office:value-type="percentage" office:value="0" calcext:value-type="percentage">
            <text:p>0.00%</text:p>
          </table:table-cell>
          <table:table-cell table:style-name="ce15" table:formula="of:=COUNTIF([.O4:.O9];&quot;true&quot;)/COUNTA([.O4:.O9])" office:value-type="percentage" office:value="1" calcext:value-type="percentage">
            <text:p>100.00%</text:p>
          </table:table-cell>
          <table:table-cell table:style-name="ce15" table:formula="of:=COUNTIF([.P4:.P9];&quot;true&quot;)/COUNTA([.P4:.P9])" office:value-type="percentage" office:value="1" calcext:value-type="percentage">
            <text:p>100.00%</text:p>
          </table:table-cell>
          <table:table-cell table:style-name="ce15" table:formula="of:=COUNTIF([.Q4:.Q9];&quot;true&quot;)/COUNTA([.Q4:.Q9])" office:value-type="percentage" office:value="1" calcext:value-type="percentage">
            <text:p>100.00%</text:p>
          </table:table-cell>
          <table:table-cell table:style-name="ce15" table:formula="of:=COUNTIF([.R4:.R9];&quot;true&quot;)/COUNTA([.R4:.R9])" office:value-type="percentage" office:value="1" calcext:value-type="percentage">
            <text:p>100.00%</text:p>
          </table:table-cell>
          <table:table-cell table:style-name="ce15" table:formula="of:=COUNTIF([.S4:.S9];&quot;true&quot;)/COUNTA([.S4:.S9])" office:value-type="percentage" office:value="1" calcext:value-type="percentage">
            <text:p>100.00%</text:p>
          </table:table-cell>
          <table:table-cell table:style-name="ce15" table:formula="of:=COUNTIF([.T4:.T9];&quot;true&quot;)/COUNTA([.T4:.T9])" office:value-type="percentage" office:value="0.666666666666667" calcext:value-type="percentage">
            <text:p>66.67%</text:p>
          </table:table-cell>
          <table:table-cell table:style-name="ce15" table:formula="of:=COUNTIF([.U4:.U9];&quot;true&quot;)/COUNTA([.U4:.U9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Generics </text:p>
          </table:table-cell>
          <table:table-cell table:number-columns-repeated="10"/>
          <table:table-cell table:style-name="ce7" office:value-type="string" calcext:value-type="string">
            <text:p>Generics </text:p>
          </table:table-cell>
          <table:table-cell table:style-name="ce15" table:formula="of:=COUNTIF([.M10:.M60];&quot;true&quot;)/COUNTA([.M10:.M60])" office:value-type="percentage" office:value="0" calcext:value-type="percentage">
            <text:p>0.00%</text:p>
          </table:table-cell>
          <table:table-cell table:style-name="ce15" table:formula="of:=COUNTIF([.N10:.N60];&quot;true&quot;)/COUNTA([.N10:.N60])" office:value-type="percentage" office:value="0.333333333333333" calcext:value-type="percentage">
            <text:p>33.33%</text:p>
          </table:table-cell>
          <table:table-cell table:style-name="ce15" table:formula="of:=COUNTIF([.O10:.O60];&quot;true&quot;)/COUNTA([.O10:.O60])" office:value-type="percentage" office:value="0.0588235294117647" calcext:value-type="percentage">
            <text:p>5.88%</text:p>
          </table:table-cell>
          <table:table-cell table:style-name="ce15" table:formula="of:=COUNTIF([.P10:.P60];&quot;true&quot;)/COUNTA([.P10:.P60])" office:value-type="percentage" office:value="0" calcext:value-type="percentage">
            <text:p>0.00%</text:p>
          </table:table-cell>
          <table:table-cell table:style-name="ce15" table:formula="of:=COUNTIF([.Q10:.Q60];&quot;true&quot;)/COUNTA([.Q10:.Q60])" office:value-type="percentage" office:value="0" calcext:value-type="percentage">
            <text:p>0.00%</text:p>
          </table:table-cell>
          <table:table-cell table:style-name="ce15" table:formula="of:=COUNTIF([.R10:.R60];&quot;true&quot;)/COUNTA([.R10:.R60])" office:value-type="percentage" office:value="1" calcext:value-type="percentage">
            <text:p>100.00%</text:p>
          </table:table-cell>
          <table:table-cell table:style-name="ce15" table:formula="of:=COUNTIF([.S10:.S60];&quot;true&quot;)/COUNTA([.S10:.S60])" office:value-type="percentage" office:value="0.176470588235294" calcext:value-type="percentage">
            <text:p>17.65%</text:p>
          </table:table-cell>
          <table:table-cell table:style-name="ce15" table:formula="of:=COUNTIF([.T10:.T60];&quot;true&quot;)/COUNTA([.T10:.T60])" office:value-type="percentage" office:value="1" calcext:value-type="percentage">
            <text:p>100.00%</text:p>
          </table:table-cell>
          <table:table-cell table:style-name="ce15" table:formula="of:=COUNTIF([.U10:.U60];&quot;true&quot;)/COUNTA([.U10:.U6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heritance </text:p>
          </table:table-cell>
          <table:table-cell table:number-columns-repeated="10"/>
          <table:table-cell table:style-name="ce7" office:value-type="string" calcext:value-type="string">
            <text:p>Inheritance </text:p>
          </table:table-cell>
          <table:table-cell table:style-name="ce15" table:formula="of:=COUNTIF([.M61:.M62];&quot;true&quot;)/COUNTA([.M61:.M62])" office:value-type="percentage" office:value="0" calcext:value-type="percentage">
            <text:p>0.00%</text:p>
          </table:table-cell>
          <table:table-cell table:style-name="ce15" table:formula="of:=COUNTIF([.N61:.N62];&quot;true&quot;)/COUNTA([.N61:.N62])" office:value-type="percentage" office:value="1" calcext:value-type="percentage">
            <text:p>100.00%</text:p>
          </table:table-cell>
          <table:table-cell table:style-name="ce15" table:formula="of:=COUNTIF([.O61:.O62];&quot;true&quot;)/COUNTA([.O61:.O62])" office:value-type="percentage" office:value="0.5" calcext:value-type="percentage">
            <text:p>50.00%</text:p>
          </table:table-cell>
          <table:table-cell table:style-name="ce15" table:formula="of:=COUNTIF([.P61:.P62];&quot;true&quot;)/COUNTA([.P61:.P62])" office:value-type="percentage" office:value="0.5" calcext:value-type="percentage">
            <text:p>50.00%</text:p>
          </table:table-cell>
          <table:table-cell table:style-name="ce15" table:formula="of:=COUNTIF([.Q61:.Q62];&quot;true&quot;)/COUNTA([.Q61:.Q62])" office:value-type="percentage" office:value="1" calcext:value-type="percentage">
            <text:p>100.00%</text:p>
          </table:table-cell>
          <table:table-cell table:style-name="ce15" table:formula="of:=COUNTIF([.R61:.R62];&quot;true&quot;)/COUNTA([.R61:.R62])" office:value-type="percentage" office:value="1" calcext:value-type="percentage">
            <text:p>100.00%</text:p>
          </table:table-cell>
          <table:table-cell table:style-name="ce15" table:formula="of:=COUNTIF([.S61:.S62];&quot;true&quot;)/COUNTA([.S61:.S62])" office:value-type="percentage" office:value="1" calcext:value-type="percentage">
            <text:p>100.00%</text:p>
          </table:table-cell>
          <table:table-cell table:style-name="ce15" table:formula="of:=COUNTIF([.T61:.T62];&quot;true&quot;)/COUNTA([.T61:.T62])" office:value-type="percentage" office:value="0" calcext:value-type="percentage">
            <text:p>0.00%</text:p>
          </table:table-cell>
          <table:table-cell table:style-name="ce15" table:formula="of:=COUNTIF([.U61:.U62];&quot;true&quot;)/COUNTA([.U61:.U62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mbers </text:p>
          </table:table-cell>
          <table:table-cell table:number-columns-repeated="10"/>
          <table:table-cell table:style-name="ce7" office:value-type="string" calcext:value-type="string">
            <text:p>Members </text:p>
          </table:table-cell>
          <table:table-cell table:style-name="ce15" table:formula="of:=COUNTIF([.M63:.M70];&quot;true&quot;)/COUNTA([.M63:.M70])" office:value-type="percentage" office:value="1" calcext:value-type="percentage">
            <text:p>100.00%</text:p>
          </table:table-cell>
          <table:table-cell table:style-name="ce15" table:formula="of:=COUNTIF([.N63:.N70];&quot;true&quot;)/COUNTA([.N63:.N70])" office:value-type="percentage" office:value="1" calcext:value-type="percentage">
            <text:p>100.00%</text:p>
          </table:table-cell>
          <table:table-cell table:style-name="ce15" table:formula="of:=COUNTIF([.O63:.O70];&quot;true&quot;)/COUNTA([.O63:.O70])" office:value-type="percentage" office:value="0.875" calcext:value-type="percentage">
            <text:p>87.50%</text:p>
          </table:table-cell>
          <table:table-cell table:style-name="ce15" table:formula="of:=COUNTIF([.P63:.P70];&quot;true&quot;)/COUNTA([.P63:.P70])" office:value-type="percentage" office:value="0.75" calcext:value-type="percentage">
            <text:p>75.00%</text:p>
          </table:table-cell>
          <table:table-cell table:style-name="ce15" table:formula="of:=COUNTIF([.Q63:.Q70];&quot;true&quot;)/COUNTA([.Q63:.Q70])" office:value-type="percentage" office:value="1" calcext:value-type="percentage">
            <text:p>100.00%</text:p>
          </table:table-cell>
          <table:table-cell table:style-name="ce15" table:formula="of:=COUNTIF([.R63:.R70];&quot;true&quot;)/COUNTA([.R63:.R70])" office:value-type="percentage" office:value="1" calcext:value-type="percentage">
            <text:p>100.00%</text:p>
          </table:table-cell>
          <table:table-cell table:style-name="ce15" table:formula="of:=COUNTIF([.S63:.S70];&quot;true&quot;)/COUNTA([.S63:.S70])" office:value-type="percentage" office:value="1" calcext:value-type="percentage">
            <text:p>100.00%</text:p>
          </table:table-cell>
          <table:table-cell table:style-name="ce15" table:formula="of:=COUNTIF([.T63:.T70];&quot;true&quot;)/COUNTA([.T63:.T70])" office:value-type="percentage" office:value="0.5" calcext:value-type="percentage">
            <text:p>50.00%</text:p>
          </table:table-cell>
          <table:table-cell table:style-name="ce15" table:formula="of:=COUNTIF([.U63:.U70];&quot;true&quot;)/COUNTA([.U63:.U7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9"/>
          <table:table-cell table:style-name="ce16" table:formula="of:=[.M72]" office:value-type="percentage" office:value="0.132352941176471" calcext:value-type="percentage">
            <text:p>13.24%</text:p>
          </table:table-cell>
          <table:table-cell table:style-name="ce16" table:formula="of:=[.N72]" office:value-type="percentage" office:value="0.411764705882353" calcext:value-type="percentage">
            <text:p>41.18%</text:p>
          </table:table-cell>
          <table:table-cell table:style-name="ce16" table:formula="of:=[.O72]" office:value-type="percentage" office:value="0.25" calcext:value-type="percentage">
            <text:p>25.00%</text:p>
          </table:table-cell>
          <table:table-cell table:style-name="ce16" table:formula="of:=[.P72]" office:value-type="percentage" office:value="0.205882352941176" calcext:value-type="percentage">
            <text:p>20.59%</text:p>
          </table:table-cell>
          <table:table-cell table:style-name="ce16" table:formula="of:=[.Q72]" office:value-type="percentage" office:value="0.25" calcext:value-type="percentage">
            <text:p>25.00%</text:p>
          </table:table-cell>
          <table:table-cell table:style-name="ce16" table:formula="of:=[.R72]" office:value-type="percentage" office:value="1" calcext:value-type="percentage">
            <text:p>100.00%</text:p>
          </table:table-cell>
          <table:table-cell table:style-name="ce16" table:formula="of:=[.S72]" office:value-type="percentage" office:value="0.382352941176471" calcext:value-type="percentage">
            <text:p>38.24%</text:p>
          </table:table-cell>
          <table:table-cell table:style-name="ce16" table:formula="of:=[.T72]" office:value-type="percentage" office:value="0.882352941176471" calcext:value-type="percentage">
            <text:p>88.24%</text:p>
          </table:table-cell>
          <table:table-cell table:style-name="ce16" table:formula="of:=[.U72]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 table:number-rows-repeated="2">
          <table:table-cell table:number-columns-repeated="24"/>
        </table:table-row>
        <table:table-row table:style-name="ro2" table:number-rows-repeated="8">
          <table:table-cell table:number-columns-repeated="12"/>
          <table:table-cell table:style-name="ce17" table:number-columns-repeated="9"/>
          <table:table-cell table:number-columns-repeated="3"/>
        </table:table-row>
        <table:table-row table:style-name="ro2" table:number-rows-repeated="1048483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bina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number-columns-repeated="9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4" office:value-type="string" calcext:value-type="string">
            <text:p>Compatible</text:p>
          </table:table-cell>
          <table:table-cell table:style-name="ce4"/>
          <table:table-cell table:style-name="ce1" office:value-type="string" calcext:value-type="string">
            <text:p>Tools</text:p>
          </table:table-cell>
          <table:table-cell table:style-name="ce1" table:number-columns-repeated="8"/>
          <table:table-cell table:style-name="ce10" office:value-type="string" calcext:value-type="string">
            <text:p>Correct</text:p>
          </table:table-cell>
          <table:table-cell table:style-name="ce9" table:number-columns-repeated="8"/>
          <table:table-cell/>
          <table:table-cell office:value-type="string" calcext:value-type="string">
            <text:p>#test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table:style-name="ce1" office:value-type="string" calcext:value-type="string">
            <text:p>chang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binary</text:p>
          </table:table-cell>
          <table:table-cell table:style-name="ce1" office:value-type="string" calcext:value-type="string">
            <text:p>clirr</text:p>
          </table:table-cell>
          <table:table-cell table:style-name="ce1" office:value-type="string" calcext:value-type="string">
            <text:p>jacc</text:p>
          </table:table-cell>
          <table:table-cell table:style-name="ce1" office:value-type="string" calcext:value-type="string">
            <text:p>japicc</text:p>
          </table:table-cell>
          <table:table-cell table:style-name="ce1" office:value-type="string" calcext:value-type="string">
            <text:p>japiChecker</text:p>
          </table:table-cell>
          <table:table-cell table:style-name="ce1" office:value-type="string" calcext:value-type="string">
            <text:p>japicmp</text:p>
          </table:table-cell>
          <table:table-cell table:style-name="ce1" office:value-type="string" calcext:value-type="string">
            <text:p>japitool</text:p>
          </table:table-cell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revapi</text:p>
          </table:table-cell>
          <table:table-cell table:style-name="ce1" office:value-type="string" calcext:value-type="string">
            <text:p>sigtest</text:p>
          </table:table-cell>
          <table:table-cell table:style-name="ce3" office:value-type="string" calcext:value-type="string">
            <text:p>clirr</text:p>
          </table:table-cell>
          <table:table-cell table:style-name="ce3" office:value-type="string" calcext:value-type="string">
            <text:p>jacc</text:p>
          </table:table-cell>
          <table:table-cell table:style-name="ce3" office:value-type="string" calcext:value-type="string">
            <text:p>japicc</text:p>
          </table:table-cell>
          <table:table-cell table:style-name="ce3" office:value-type="string" calcext:value-type="string">
            <text:p>japiChecker</text:p>
          </table:table-cell>
          <table:table-cell table:style-name="ce3" office:value-type="string" calcext:value-type="string">
            <text:p>japicmp</text:p>
          </table:table-cell>
          <table:table-cell table:style-name="ce3" office:value-type="string" calcext:value-type="string">
            <text:p>japitool</text:p>
          </table:table-cell>
          <table:table-cell table:style-name="ce3" office:value-type="string" calcext:value-type="string">
            <text:p>jour</text:p>
          </table:table-cell>
          <table:table-cell table:style-name="ce3" office:value-type="string" calcext:value-type="string">
            <text:p>revapi</text:p>
          </table:table-cell>
          <table:table-cell table:style-name="ce3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E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F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G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H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I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J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K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style-name="ce11" table:formula="of:= IF([.L3] = 1; IF(OR([.$B3] = 0; [.$C3] = 0); &quot;true&quot;; &quot;false&quot;);  IF(AND([.$B3] = 1; [.$C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Gener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E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F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G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H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I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J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K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style-name="ce11" table:formula="of:= IF([.L4] = 1; IF(OR([.$B4] = 0; [.$C4] = 0); &quot;true&quot;; &quot;false&quot;);  IF(AND([.$B4] = 1; [.$C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E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F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G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H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I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J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K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style-name="ce11" table:formula="of:= IF([.L5] = 1; IF(OR([.$B5] = 0; [.$C5] = 0); &quot;true&quot;; &quot;false&quot;);  IF(AND([.$B5] = 1; [.$C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ConstructorParamWiden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E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F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G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H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I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J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K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style-name="ce11" table:formula="of:= IF([.L6] = 1; IF(OR([.$B6] = 0; [.$C6] = 0); &quot;true&quot;; &quot;false&quot;);  IF(AND([.$B6] = 1; [.$C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E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F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G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H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I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J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K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style-name="ce11" table:formula="of:= IF([.L7] = 1; IF(OR([.$B7] = 0; [.$C7] = 0); &quot;true&quot;; &quot;false&quot;);  IF(AND([.$B7] = 1; [.$C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Narrow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E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F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G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H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I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J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K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style-name="ce11" table:formula="of:= IF([.L8] = 1; IF(OR([.$B8] = 0; [.$C8] = 0); &quot;true&quot;; &quot;false&quot;);  IF(AND([.$B8] = 1; [.$C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E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F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G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H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I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J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K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style-name="ce11" table:formula="of:= IF([.L9] = 1; IF(OR([.$B9] = 0; [.$C9] = 0); &quot;true&quot;; &quot;false&quot;);  IF(AND([.$B9] = 1; [.$C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Field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E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F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G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H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I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J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K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style-name="ce11" table:formula="of:= IF([.L10] = 1; IF(OR([.$B10] = 0; [.$C10] = 0); &quot;true&quot;; &quot;false&quot;);  IF(AND([.$B10] = 1; [.$C1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E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F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G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H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I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J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K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style-name="ce11" table:formula="of:= IF([.L11] = 1; IF(OR([.$B11] = 0; [.$C11] = 0); &quot;true&quot;; &quot;false&quot;);  IF(AND([.$B11] = 1; [.$C1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Gener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E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F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G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H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I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J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K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style-name="ce11" table:formula="of:= IF([.L12] = 1; IF(OR([.$B12] = 0; [.$C12] = 0); &quot;true&quot;; &quot;false&quot;);  IF(AND([.$B12] = 1; [.$C12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E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F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G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H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I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J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K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style-name="ce11" table:formula="of:= IF([.L13] = 1; IF(OR([.$B13] = 0; [.$C13] = 0); &quot;true&quot;; &quot;false&quot;);  IF(AND([.$B13] = 1; [.$C1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ParamWiden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E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F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G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H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I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J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K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style-name="ce11" table:formula="of:= IF([.L14] = 1; IF(OR([.$B14] = 0; [.$C14] = 0); &quot;true&quot;; &quot;false&quot;);  IF(AND([.$B14] = 1; [.$C14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E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F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G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H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I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J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K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style-name="ce11" table:formula="of:= IF([.L15] = 1; IF(OR([.$B15] = 0; [.$C15] = 0); &quot;true&quot;; &quot;false&quot;);  IF(AND([.$B15] = 1; [.$C15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Narrow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E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F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G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H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I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J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K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style-name="ce11" table:formula="of:= IF([.L16] = 1; IF(OR([.$B16] = 0; [.$C16] = 0); &quot;true&quot;; &quot;false&quot;);  IF(AND([.$B16] = 1; [.$C16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E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F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G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H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I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J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K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style-name="ce11" table:formula="of:= IF([.L17] = 1; IF(OR([.$B17] = 0; [.$C17] = 0); &quot;true&quot;; &quot;false&quot;);  IF(AND([.$B17] = 1; [.$C17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ClazzMethodReturnType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E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F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G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H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I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J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K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style-name="ce11" table:formula="of:= IF([.L18] = 1; IF(OR([.$B18] = 0; [.$C18] = 0); &quot;true&quot;; &quot;false&quot;);  IF(AND([.$B18] = 1; [.$C18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ConstantSpecialization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style-name="ce11" table:formula="of:= IF([.D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E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F19] = 1; IF(OR([.$B19] = 0; [.$C19] = 0); &quot;true&quot;; &quot;false&quot;);  IF(AND([.$B19] = 1; [.$C19] = 1); &quot;true&quot;;&quot;false&quot;))" office:value-type="string" office:string-value="false" calcext:value-type="string">
            <text:p>false</text:p>
          </table:table-cell>
          <table:table-cell table:style-name="ce11" table:formula="of:= IF([.G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H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I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J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K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style-name="ce11" table:formula="of:= IF([.L19] = 1; IF(OR([.$B19] = 0; [.$C19] = 0); &quot;true&quot;; &quot;false&quot;);  IF(AND([.$B19] = 1; [.$C19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dataTypeIfazeConstantUnbox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table:formula="of:= IF([.D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E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F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G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H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I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J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style-name="ce11" table:formula="of:= IF([.K20] = 1; IF(OR([.$B20] = 0; [.$C20] = 0); &quot;true&quot;; &quot;false&quot;);  IF(AND([.$B20] = 1; [.$C20] = 1); &quot;true&quot;;&quot;false&quot;))" office:value-type="string" office:string-value="false" calcext:value-type="string">
            <text:p>false</text:p>
          </table:table-cell>
          <table:table-cell table:style-name="ce11" table:formula="of:= IF([.L20] = 1; IF(OR([.$B20] = 0; [.$C20] = 0); &quot;true&quot;; &quot;false&quot;);  IF(AND([.$B20] = 1; [.$C20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FieldNonStaticToSta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style-name="ce11" table:formula="of:= IF([.D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E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F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G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H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I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J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K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style-name="ce11" table:formula="of:= IF([.L21] = 1; IF(OR([.$B21] = 0; [.$C21] = 0); &quot;true&quot;; &quot;false&quot;);  IF(AND([.$B21] = 1; [.$C21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NonNativeToNativ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E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F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G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H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I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J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K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style-name="ce11" table:formula="of:= IF([.L22] = 1; IF(OR([.$B22] = 0; [.$C22] = 0); &quot;true&quot;; &quot;false&quot;);  IF(AND([.$B22] = 1; [.$C22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NonStaticToStatic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11" table:formula="of:= IF([.D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E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F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G23] = 1; IF(OR([.$B23] = 0; [.$C23] = 0); &quot;true&quot;; &quot;false&quot;);  IF(AND([.$B23] = 1; [.$C23] = 1); &quot;true&quot;;&quot;false&quot;))" office:value-type="string" office:string-value="false" calcext:value-type="string">
            <text:p>false</text:p>
          </table:table-cell>
          <table:table-cell table:style-name="ce11" table:formula="of:= IF([.H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I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J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K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style-name="ce11" table:formula="of:= IF([.L23] = 1; IF(OR([.$B23] = 0; [.$C23] = 0); &quot;true&quot;; &quot;false&quot;);  IF(AND([.$B23] = 1; [.$C23] = 1); &quot;true&quot;;&quot;false&quot;))" office:value-type="string" office:string-value="true" calcext:value-type="string">
            <text:p>true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modifierMethodStrictfpToNonStrictfp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1" table:formula="of:= IF([.D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E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F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G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H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I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J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K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style-name="ce11" table:formula="of:= IF([.L24] = 1; IF(OR([.$B24] = 0; [.$C24] = 0); &quot;true&quot;; &quot;false&quot;);  IF(AND([.$B24] = 1; [.$C24] = 1); &quot;true&quot;;&quot;false&quot;))" office:value-type="string" office:string-value="false" calcext:value-type="string">
            <text:p>false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Number of Correct</text:p>
          </table:table-cell>
          <table:table-cell table:style-name="ce6" table:number-columns-repeated="2"/>
          <table:table-cell table:style-name="ce8" office:value-type="string" calcext:value-type="string">
            <text:p>=</text:p>
          </table:table-cell>
          <table:table-cell table:style-name="ce8" table:number-columns-repeated="8"/>
          <table:table-cell table:style-name="ce12" table:formula="of:=COUNTIF([.M3:.M24];&quot;true&quot;)" office:value-type="float" office:value="19" calcext:value-type="float">
            <text:p>19</text:p>
          </table:table-cell>
          <table:table-cell table:style-name="ce12" table:formula="of:=COUNTIF([.N3:.N24];&quot;true&quot;)" office:value-type="float" office:value="20" calcext:value-type="float">
            <text:p>20</text:p>
          </table:table-cell>
          <table:table-cell table:style-name="ce12" table:formula="of:=COUNTIF([.O3:.O24];&quot;true&quot;)" office:value-type="float" office:value="18" calcext:value-type="float">
            <text:p>18</text:p>
          </table:table-cell>
          <table:table-cell table:style-name="ce12" table:formula="of:=COUNTIF([.P3:.P24];&quot;true&quot;)" office:value-type="float" office:value="19" calcext:value-type="float">
            <text:p>19</text:p>
          </table:table-cell>
          <table:table-cell table:style-name="ce12" table:formula="of:=COUNTIF([.Q3:.Q24];&quot;true&quot;)" office:value-type="float" office:value="20" calcext:value-type="float">
            <text:p>20</text:p>
          </table:table-cell>
          <table:table-cell table:style-name="ce12" table:formula="of:=COUNTIF([.R3:.R24];&quot;true&quot;)" office:value-type="float" office:value="20" calcext:value-type="float">
            <text:p>20</text:p>
          </table:table-cell>
          <table:table-cell table:style-name="ce12" table:formula="of:=COUNTIF([.S3:.S24];&quot;true&quot;)" office:value-type="float" office:value="20" calcext:value-type="float">
            <text:p>20</text:p>
          </table:table-cell>
          <table:table-cell table:style-name="ce12" table:formula="of:=COUNTIF([.T3:.T24];&quot;true&quot;)" office:value-type="float" office:value="19" calcext:value-type="float">
            <text:p>19</text:p>
          </table:table-cell>
          <table:table-cell table:style-name="ce12" table:formula="of:=COUNTIF([.U3:.U24];&quot;true&quot;)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12"/>
          <table:table-cell table:style-name="ce13" table:formula="of:=[.M25]/COUNTA([.M3:.M24])" office:value-type="percentage" office:value="0.863636363636364" calcext:value-type="percentage">
            <text:p>86.36%</text:p>
          </table:table-cell>
          <table:table-cell table:style-name="ce13" table:formula="of:=[.N25]/COUNTA([.N3:.N24])" office:value-type="percentage" office:value="0.909090909090909" calcext:value-type="percentage">
            <text:p>90.91%</text:p>
          </table:table-cell>
          <table:table-cell table:style-name="ce13" table:formula="of:=[.O25]/COUNTA([.O3:.O24])" office:value-type="percentage" office:value="0.818181818181818" calcext:value-type="percentage">
            <text:p>81.82%</text:p>
          </table:table-cell>
          <table:table-cell table:style-name="ce13" table:formula="of:=[.P25]/COUNTA([.P3:.P24])" office:value-type="percentage" office:value="0.863636363636364" calcext:value-type="percentage">
            <text:p>86.36%</text:p>
          </table:table-cell>
          <table:table-cell table:style-name="ce13" table:formula="of:=[.Q25]/COUNTA([.Q3:.Q24])" office:value-type="percentage" office:value="0.909090909090909" calcext:value-type="percentage">
            <text:p>90.91%</text:p>
          </table:table-cell>
          <table:table-cell table:style-name="ce13" table:formula="of:=[.R25]/COUNTA([.R3:.R24])" office:value-type="percentage" office:value="0.909090909090909" calcext:value-type="percentage">
            <text:p>90.91%</text:p>
          </table:table-cell>
          <table:table-cell table:style-name="ce13" table:formula="of:=[.S25]/COUNTA([.S3:.S24])" office:value-type="percentage" office:value="0.909090909090909" calcext:value-type="percentage">
            <text:p>90.91%</text:p>
          </table:table-cell>
          <table:table-cell table:style-name="ce13" table:formula="of:=[.T25]/COUNTA([.T3:.T24])" office:value-type="percentage" office:value="0.863636363636364" calcext:value-type="percentage">
            <text:p>86.36%</text:p>
          </table:table-cell>
          <table:table-cell table:style-name="ce13" table:formula="of:=[.U25]/COUNTA([.U3:.U24])" office:value-type="percentage" office:value="0.909090909090909" calcext:value-type="percentage">
            <text:p>90.91%</text:p>
          </table:table-cell>
          <table:table-cell table:number-columns-repeated="3"/>
        </table:table-row>
        <table:table-row table:style-name="ro2" table:number-rows-repeated="3">
          <table:table-cell table:number-columns-repeated="24"/>
        </table:table-row>
        <table:table-row table:style-name="ro2">
          <table:table-cell table:number-columns-repeated="11"/>
          <table:table-cell table:style-name="ce9"/>
          <table:table-cell table:style-name="ce14" office:value-type="string" calcext:value-type="string">
            <text:p>clirr</text:p>
          </table:table-cell>
          <table:table-cell table:style-name="ce14" office:value-type="string" calcext:value-type="string">
            <text:p>jacc</text:p>
          </table:table-cell>
          <table:table-cell table:style-name="ce14" office:value-type="string" calcext:value-type="string">
            <text:p>japicc</text:p>
          </table:table-cell>
          <table:table-cell table:style-name="ce14" office:value-type="string" calcext:value-type="string">
            <text:p>japiChecker</text:p>
          </table:table-cell>
          <table:table-cell table:style-name="ce14" office:value-type="string" calcext:value-type="string">
            <text:p>japicmp</text:p>
          </table:table-cell>
          <table:table-cell table:style-name="ce14" office:value-type="string" calcext:value-type="string">
            <text:p>japitool</text:p>
          </table:table-cell>
          <table:table-cell table:style-name="ce14" office:value-type="string" calcext:value-type="string">
            <text:p>jour</text:p>
          </table:table-cell>
          <table:table-cell table:style-name="ce14" office:value-type="string" calcext:value-type="string">
            <text:p>revapi</text:p>
          </table:table-cell>
          <table:table-cell table:style-name="ce14" office:value-type="string" calcext:value-type="string">
            <text:p>sigte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ta Types</text:p>
          </table:table-cell>
          <table:table-cell table:number-columns-repeated="10"/>
          <table:table-cell table:style-name="ce7" office:value-type="string" calcext:value-type="string">
            <text:p>Data Types</text:p>
          </table:table-cell>
          <table:table-cell table:style-name="ce15" table:formula="of:=COUNTIF([.M3:.M20];&quot;true&quot;)/COUNTA([.M3:.M20])" office:value-type="percentage" office:value="1" calcext:value-type="percentage">
            <text:p>100.00%</text:p>
          </table:table-cell>
          <table:table-cell table:style-name="ce15" table:formula="of:=COUNTIF([.N3:.N20];&quot;true&quot;)/COUNTA([.N3:.N20])" office:value-type="percentage" office:value="1" calcext:value-type="percentage">
            <text:p>100.00%</text:p>
          </table:table-cell>
          <table:table-cell table:style-name="ce15" table:formula="of:=COUNTIF([.O3:.O20];&quot;true&quot;)/COUNTA([.O3:.O20])" office:value-type="percentage" office:value="0.888888888888889" calcext:value-type="percentage">
            <text:p>88.89%</text:p>
          </table:table-cell>
          <table:table-cell table:style-name="ce15" table:formula="of:=COUNTIF([.P3:.P20];&quot;true&quot;)/COUNTA([.P3:.P20])" office:value-type="percentage" office:value="1" calcext:value-type="percentage">
            <text:p>100.00%</text:p>
          </table:table-cell>
          <table:table-cell table:style-name="ce15" table:formula="of:=COUNTIF([.Q3:.Q20];&quot;true&quot;)/COUNTA([.Q3:.Q20])" office:value-type="percentage" office:value="1" calcext:value-type="percentage">
            <text:p>100.00%</text:p>
          </table:table-cell>
          <table:table-cell table:style-name="ce15" table:formula="of:=COUNTIF([.R3:.R20];&quot;true&quot;)/COUNTA([.R3:.R20])" office:value-type="percentage" office:value="1" calcext:value-type="percentage">
            <text:p>100.00%</text:p>
          </table:table-cell>
          <table:table-cell table:style-name="ce15" table:formula="of:=COUNTIF([.S3:.S20];&quot;true&quot;)/COUNTA([.S3:.S20])" office:value-type="percentage" office:value="1" calcext:value-type="percentage">
            <text:p>100.00%</text:p>
          </table:table-cell>
          <table:table-cell table:style-name="ce15" table:formula="of:=COUNTIF([.T3:.T20];&quot;true&quot;)/COUNTA([.T3:.T20])" office:value-type="percentage" office:value="0.944444444444444" calcext:value-type="percentage">
            <text:p>94.44%</text:p>
          </table:table-cell>
          <table:table-cell table:style-name="ce15" table:formula="of:=COUNTIF([.U3:.U20];&quot;true&quot;)/COUNTA([.U3:.U20])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ther Modifiers</text:p>
          </table:table-cell>
          <table:table-cell table:number-columns-repeated="10"/>
          <table:table-cell table:style-name="ce7" office:value-type="string" calcext:value-type="string">
            <text:p>Other Modifiers</text:p>
          </table:table-cell>
          <table:table-cell table:style-name="ce15" table:formula="of:=COUNTIF([.M21:.M24];&quot;true&quot;)/COUNTA([.M21:.M24])" office:value-type="percentage" office:value="0.25" calcext:value-type="percentage">
            <text:p>25.00%</text:p>
          </table:table-cell>
          <table:table-cell table:style-name="ce15" table:formula="of:=COUNTIF([.N21:.N24];&quot;true&quot;)/COUNTA([.N21:.N24])" office:value-type="percentage" office:value="0.5" calcext:value-type="percentage">
            <text:p>50.00%</text:p>
          </table:table-cell>
          <table:table-cell table:style-name="ce15" table:formula="of:=COUNTIF([.O21:.O24];&quot;true&quot;)/COUNTA([.O21:.O24])" office:value-type="percentage" office:value="0.5" calcext:value-type="percentage">
            <text:p>50.00%</text:p>
          </table:table-cell>
          <table:table-cell table:style-name="ce15" table:formula="of:=COUNTIF([.P21:.P24];&quot;true&quot;)/COUNTA([.P21:.P24])" office:value-type="percentage" office:value="0.25" calcext:value-type="percentage">
            <text:p>25.00%</text:p>
          </table:table-cell>
          <table:table-cell table:style-name="ce15" table:formula="of:=COUNTIF([.Q21:.Q24];&quot;true&quot;)/COUNTA([.Q21:.Q24])" office:value-type="percentage" office:value="0.5" calcext:value-type="percentage">
            <text:p>50.00%</text:p>
          </table:table-cell>
          <table:table-cell table:style-name="ce15" table:formula="of:=COUNTIF([.R21:.R24];&quot;true&quot;)/COUNTA([.R21:.R24])" office:value-type="percentage" office:value="0.5" calcext:value-type="percentage">
            <text:p>50.00%</text:p>
          </table:table-cell>
          <table:table-cell table:style-name="ce15" table:formula="of:=COUNTIF([.S21:.S24];&quot;true&quot;)/COUNTA([.S21:.S24])" office:value-type="percentage" office:value="0.5" calcext:value-type="percentage">
            <text:p>50.00%</text:p>
          </table:table-cell>
          <table:table-cell table:style-name="ce15" table:formula="of:=COUNTIF([.T21:.T24];&quot;true&quot;)/COUNTA([.T21:.T24])" office:value-type="percentage" office:value="0.5" calcext:value-type="percentage">
            <text:p>50.00%</text:p>
          </table:table-cell>
          <table:table-cell table:style-name="ce15" table:formula="of:=COUNTIF([.U21:.U24];&quot;true&quot;)/COUNTA([.U21:.U24])" office:value-type="percentage" office:value="0.5" calcext:value-type="percentage">
            <text:p>50.00%</text:p>
          </table:table-cell>
          <table:table-cell table:number-columns-repeated="3"/>
        </table:table-row>
        <table:table-row table:style-name="ro2">
          <table:table-cell table:number-columns-repeated="11"/>
          <table:table-cell table:style-name="ce9"/>
          <table:table-cell table:style-name="ce16" table:formula="of:=[.M26]" office:value-type="percentage" office:value="0.863636363636364" calcext:value-type="percentage">
            <text:p>86.36%</text:p>
          </table:table-cell>
          <table:table-cell table:style-name="ce16" table:formula="of:=[.N26]" office:value-type="percentage" office:value="0.909090909090909" calcext:value-type="percentage">
            <text:p>90.91%</text:p>
          </table:table-cell>
          <table:table-cell table:style-name="ce16" table:formula="of:=[.O26]" office:value-type="percentage" office:value="0.818181818181818" calcext:value-type="percentage">
            <text:p>81.82%</text:p>
          </table:table-cell>
          <table:table-cell table:style-name="ce16" table:formula="of:=[.P26]" office:value-type="percentage" office:value="0.863636363636364" calcext:value-type="percentage">
            <text:p>86.36%</text:p>
          </table:table-cell>
          <table:table-cell table:style-name="ce16" table:formula="of:=[.Q26]" office:value-type="percentage" office:value="0.909090909090909" calcext:value-type="percentage">
            <text:p>90.91%</text:p>
          </table:table-cell>
          <table:table-cell table:style-name="ce16" table:formula="of:=[.R26]" office:value-type="percentage" office:value="0.909090909090909" calcext:value-type="percentage">
            <text:p>90.91%</text:p>
          </table:table-cell>
          <table:table-cell table:style-name="ce16" table:formula="of:=[.S26]" office:value-type="percentage" office:value="0.909090909090909" calcext:value-type="percentage">
            <text:p>90.91%</text:p>
          </table:table-cell>
          <table:table-cell table:style-name="ce16" table:formula="of:=[.T26]" office:value-type="percentage" office:value="0.863636363636364" calcext:value-type="percentage">
            <text:p>86.36%</text:p>
          </table:table-cell>
          <table:table-cell table:style-name="ce16" table:formula="of:=[.U26]" office:value-type="percentage" office:value="0.909090909090909" calcext:value-type="percentage">
            <text:p>90.91%</text:p>
          </table:table-cell>
          <table:table-cell table:number-columns-repeated="3"/>
        </table:table-row>
        <table:table-row table:style-name="ro2" table:number-rows-repeated="2">
          <table:table-cell table:number-columns-repeated="24"/>
        </table:table-row>
        <table:table-row table:style-name="ro2" table:number-rows-repeated="8">
          <table:table-cell table:number-columns-repeated="12"/>
          <table:table-cell table:style-name="ce17" table:number-columns-repeated="9"/>
          <table:table-cell table:number-columns-repeated="3"/>
        </table:table-row>
        <table:table-row table:style-name="ro2" table:number-rows-repeated="1048532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 style:data-style-name="N2" text:time-value="12:53:10.324476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13:23:47.714523270</dc:date>
    <meta:generator>LibreOffice/4.2.8.2$Linux_X86_64 LibreOffice_project/420m0$Build-2</meta:generator>
    <meta:editing-duration>PT2H31M35S</meta:editing-duration>
    <meta:editing-cycles>14</meta:editing-cycles>
    <meta:document-statistic meta:table-count="3" meta:cell-count="5481" meta:object-count="0"/>
  </office:meta>
</office:document-meta>
</file>